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游ゴシック体" svg:font-family="游ゴシック体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3" table:default-cell-style-name="Default"/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4"/>
          <table:table-cell office:value-type="string" calcext:value-type="string">
            <text:p>VDD</text:p>
          </table:table-cell>
          <table:table-cell office:value-type="string" calcext:value-type="string">
            <text:p>-mode*(0.659-((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'+40) * 0.0132))</text:p>
          </table:table-cell>
          <table:table-cell office:value-type="string" calcext:value-type="string">
            <text:p>bit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4.86" calcext:value-type="float">
            <text:p>4.86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ADCRESULT</text:p>
          </table:table-cell>
          <table:table-cell table:number-columns-repeated="8"/>
          <table:table-cell office:value-type="string" calcext:value-type="string">
            <text:p>VDDに対する変動幅が大きすぎる</text:p>
          </table:table-cell>
          <table:table-cell table:number-columns-repeated="10"/>
        </table:table-row>
        <table:table-row table:style-name="ro1">
          <table:table-cell table:number-columns-repeated="3"/>
          <table:table-cell table:formula="of:=([.E5]-[.F5]*(0.659-(([.G5]+40)*0.0132)))/[.E5]*(2^[.I5]-1)" office:value-type="float" office:value="1190.55308641975" calcext:value-type="float">
            <text:p>1190.55308641975</text:p>
          </table:table-cell>
          <table:table-cell office:value-type="string" calcext:value-type="string">
            <text:p>Temp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499" calcext:value-type="float">
            <text:p>499</text:p>
          </table:table-cell>
          <table:table-cell table:formula="of:=(0.659-[.E5]/[.F5]*(1-[.D8]/(2^[.I5]-1)))/0.00132-40" office:value-type="float" office:value="-12.2318492846353" calcext:value-type="float">
            <text:p>-12.2318492846353</text:p>
          </table:table-cell>
          <table:table-cell table:number-columns-repeated="7"/>
          <table:table-cell office:value-type="string" calcext:value-type="string">
            <text:p>VDD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Temp</text:p>
          </table:table-cell>
          <table:table-cell table:number-columns-repeated="3"/>
          <table:table-cell office:value-type="string" calcext:value-type="string">
            <text:p>VDD</text:p>
          </table:table-cell>
          <table:table-cell office:value-type="string" calcext:value-type="string">
            <text:p>-mode*(0.659-((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Temp</text:p>
          </table:table-cell>
        </table:table-row>
        <table:table-row table:style-name="ro1">
          <table:table-cell table:number-columns-repeated="1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.86" calcext:value-type="float">
            <text:p>4.8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 table:formula="of:=[.F10]*10.80288-102.2104" office:value-type="float" office:value="329.9048" calcext:value-type="float">
            <text:p>329.9048</text:p>
          </table:table-cell>
          <table:table-cell table:formula="of:=ROUND([.G10])"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71" calcext:value-type="float">
            <text:p>571</text:p>
          </table:table-cell>
          <table:table-cell table:formula="of:=[.M9]" office:value-type="float" office:value="5" calcext:value-type="float">
            <text:p>5</text:p>
          </table:table-cell>
          <table:table-cell table:formula="of:=[.N9]" office:value-type="float" office:value="4" calcext:value-type="float">
            <text:p>4</text:p>
          </table:table-cell>
          <table:table-cell table:formula="of:=[.O9]" office:value-type="float" office:value="10" calcext:value-type="float">
            <text:p>10</text:p>
          </table:table-cell>
          <table:table-cell table:formula="of:=(0.659-[.M10]/[.N10]*(1-[.L10]/(2^[.O10]-1)))/0.00132-40" office:value-type="float" office:value="40.8354809087947" calcext:value-type="float">
            <text:p>40.8354809087947</text:p>
          </table:table-cell>
          <table:table-cell table:number-columns-repeated="2"/>
          <table:table-cell office:value-type="float" office:value="541" calcext:value-type="float">
            <text:p>541</text:p>
          </table:table-cell>
          <table:table-cell table:formula="of:=[.T9]" office:value-type="float" office:value="4.86" calcext:value-type="float">
            <text:p>4.86</text:p>
          </table:table-cell>
          <table:table-cell table:formula="of:=[.U9]" office:value-type="float" office:value="4" calcext:value-type="float">
            <text:p>4</text:p>
          </table:table-cell>
          <table:table-cell table:formula="of:=[.V9]" office:value-type="float" office:value="10" calcext:value-type="float">
            <text:p>10</text:p>
          </table:table-cell>
          <table:table-cell table:formula="of:=(0.659-[.T10]/[.U10]*(1-[.S10]/(2^[.V10]-1)))/0.00132-40" office:value-type="float" office:value="25.5580734026482" calcext:value-type="float">
            <text:p>25.5580734026482</text:p>
          </table:table-cell>
        </table:table-row>
        <table:table-row table:style-name="ro1">
          <table:table-cell table:number-columns-repeated="3"/>
          <table:table-cell office:value-type="float" office:value="157" calcext:value-type="float">
            <text:p>157</text:p>
          </table:table-cell>
          <table:table-cell table:formula="of:=84.773-[.D11]*0.0925678" office:value-type="float" office:value="70.2398554" calcext:value-type="float">
            <text:p>70.2398554</text:p>
          </table:table-cell>
          <table:table-cell office:value-type="float" office:value="39" calcext:value-type="float">
            <text:p>39</text:p>
          </table:table-cell>
          <table:table-cell table:formula="of:=[.F11]*10.80288-102.2104" office:value-type="float" office:value="319.10192" calcext:value-type="float">
            <text:p>319.10192</text:p>
          </table:table-cell>
          <table:table-cell table:formula="of:=ROUND([.G11])" office:value-type="float" office:value="319" calcext:value-type="float">
            <text:p>3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70" calcext:value-type="float">
            <text:p>570</text:p>
          </table:table-cell>
          <table:table-cell table:formula="of:=[.M10]" office:value-type="float" office:value="5" calcext:value-type="float">
            <text:p>5</text:p>
          </table:table-cell>
          <table:table-cell table:formula="of:=[.N10]" office:value-type="float" office:value="4" calcext:value-type="float">
            <text:p>4</text:p>
          </table:table-cell>
          <table:table-cell table:formula="of:=[.O10]" office:value-type="float" office:value="10" calcext:value-type="float">
            <text:p>10</text:p>
          </table:table-cell>
          <table:table-cell table:formula="of:=(0.659-[.M11]/[.N11]*(1-[.L11]/(2^[.O11]-1)))/0.00132-40" office:value-type="float" office:value="39.9098018306229" calcext:value-type="float">
            <text:p>39.9098018306229</text:p>
          </table:table-cell>
          <table:table-cell table:formula="of:=[.P10]-[.P11]" office:value-type="float" office:value="0.92567907817174" calcext:value-type="float">
            <text:p>0.92567907817174</text:p>
          </table:table-cell>
          <table:table-cell/>
          <table:table-cell office:value-type="float" office:value="522" calcext:value-type="float">
            <text:p>52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38" calcext:value-type="float">
            <text:p>38</text:p>
          </table:table-cell>
          <table:table-cell table:formula="of:=[.F12]*10.80288-102.2104" office:value-type="float" office:value="308.29904" calcext:value-type="float">
            <text:p>308.29904</text:p>
          </table:table-cell>
          <table:table-cell table:formula="of:=ROUND([.G12])" office:value-type="float" office:value="308" calcext:value-type="float">
            <text:p>30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69" calcext:value-type="float">
            <text:p>569</text:p>
          </table:table-cell>
          <table:table-cell table:formula="of:=[.M11]" office:value-type="float" office:value="5" calcext:value-type="float">
            <text:p>5</text:p>
          </table:table-cell>
          <table:table-cell table:formula="of:=[.N11]" office:value-type="float" office:value="4" calcext:value-type="float">
            <text:p>4</text:p>
          </table:table-cell>
          <table:table-cell table:formula="of:=[.O11]" office:value-type="float" office:value="10" calcext:value-type="float">
            <text:p>10</text:p>
          </table:table-cell>
          <table:table-cell table:formula="of:=(0.659-[.M12]/[.N12]*(1-[.L12]/(2^[.O12]-1)))/0.00132-40" office:value-type="float" office:value="38.9841227524512" calcext:value-type="float">
            <text:p>38.9841227524512</text:p>
          </table:table-cell>
          <table:table-cell table:formula="of:=[.P11]-[.P12]" office:value-type="float" office:value="0.925679078171754" calcext:value-type="float">
            <text:p>0.925679078171754</text:p>
          </table:table-cell>
          <table:table-cell/>
          <table:table-cell table:formula="of:=[.S10]-[.S11]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37" calcext:value-type="float">
            <text:p>37</text:p>
          </table:table-cell>
          <table:table-cell table:formula="of:=[.F13]*10.80288-102.2104" office:value-type="float" office:value="297.49616" calcext:value-type="float">
            <text:p>297.49616</text:p>
          </table:table-cell>
          <table:table-cell table:formula="of:=ROUND([.G13])" office:value-type="float" office:value="297" calcext:value-type="float">
            <text:p>29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68" calcext:value-type="float">
            <text:p>568</text:p>
          </table:table-cell>
          <table:table-cell table:formula="of:=[.M12]" office:value-type="float" office:value="5" calcext:value-type="float">
            <text:p>5</text:p>
          </table:table-cell>
          <table:table-cell table:formula="of:=[.N12]" office:value-type="float" office:value="4" calcext:value-type="float">
            <text:p>4</text:p>
          </table:table-cell>
          <table:table-cell table:formula="of:=[.O12]" office:value-type="float" office:value="10" calcext:value-type="float">
            <text:p>10</text:p>
          </table:table-cell>
          <table:table-cell table:formula="of:=(0.659-[.M13]/[.N13]*(1-[.L13]/(2^[.O13]-1)))/0.00132-40" office:value-type="float" office:value="38.0584436742794" calcext:value-type="float">
            <text:p>38.0584436742794</text:p>
          </table:table-cell>
          <table:table-cell table:formula="of:=[.P12]-[.P13]" office:value-type="float" office:value="0.92567907817174" calcext:value-type="float">
            <text:p>0.9256790781717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36" calcext:value-type="float">
            <text:p>36</text:p>
          </table:table-cell>
          <table:table-cell table:formula="of:=[.F14]*10.80288-102.2104" office:value-type="float" office:value="286.69328" calcext:value-type="float">
            <text:p>286.69328</text:p>
          </table:table-cell>
          <table:table-cell table:formula="of:=ROUND([.G14])" office:value-type="float" office:value="287" calcext:value-type="float">
            <text:p>28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67" calcext:value-type="float">
            <text:p>567</text:p>
          </table:table-cell>
          <table:table-cell table:formula="of:=[.M13]" office:value-type="float" office:value="5" calcext:value-type="float">
            <text:p>5</text:p>
          </table:table-cell>
          <table:table-cell table:formula="of:=[.N13]" office:value-type="float" office:value="4" calcext:value-type="float">
            <text:p>4</text:p>
          </table:table-cell>
          <table:table-cell table:formula="of:=[.O13]" office:value-type="float" office:value="10" calcext:value-type="float">
            <text:p>10</text:p>
          </table:table-cell>
          <table:table-cell table:formula="of:=(0.659-[.M14]/[.N14]*(1-[.L14]/(2^[.O14]-1)))/0.00132-40" office:value-type="float" office:value="37.1327645961077" calcext:value-type="float">
            <text:p>37.1327645961077</text:p>
          </table:table-cell>
          <table:table-cell table:formula="of:=[.P13]-[.P14]" office:value-type="float" office:value="0.925679078171754" calcext:value-type="float">
            <text:p>0.92567907817175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35" calcext:value-type="float">
            <text:p>35</text:p>
          </table:table-cell>
          <table:table-cell table:formula="of:=[.F15]*10.80288-102.2104" office:value-type="float" office:value="275.8904" calcext:value-type="float">
            <text:p>275.8904</text:p>
          </table:table-cell>
          <table:table-cell table:formula="of:=ROUND([.G15])" office:value-type="float" office:value="276" calcext:value-type="float">
            <text:p>27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66" calcext:value-type="float">
            <text:p>566</text:p>
          </table:table-cell>
          <table:table-cell table:formula="of:=[.M14]" office:value-type="float" office:value="5" calcext:value-type="float">
            <text:p>5</text:p>
          </table:table-cell>
          <table:table-cell table:formula="of:=[.N14]" office:value-type="float" office:value="4" calcext:value-type="float">
            <text:p>4</text:p>
          </table:table-cell>
          <table:table-cell table:formula="of:=[.O14]" office:value-type="float" office:value="10" calcext:value-type="float">
            <text:p>10</text:p>
          </table:table-cell>
          <table:table-cell table:formula="of:=(0.659-[.M15]/[.N15]*(1-[.L15]/(2^[.O15]-1)))/0.00132-40" office:value-type="float" office:value="36.2070855179359" calcext:value-type="float">
            <text:p>36.2070855179359</text:p>
          </table:table-cell>
          <table:table-cell table:formula="of:=[.P14]-[.P15]" office:value-type="float" office:value="0.92567907817174" calcext:value-type="float">
            <text:p>0.9256790781717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34" calcext:value-type="float">
            <text:p>34</text:p>
          </table:table-cell>
          <table:table-cell table:formula="of:=[.F16]*10.80288-102.2104" office:value-type="float" office:value="265.08752" calcext:value-type="float">
            <text:p>265.08752</text:p>
          </table:table-cell>
          <table:table-cell table:formula="of:=ROUND([.G16])" office:value-type="float" office:value="265" calcext:value-type="float">
            <text:p>26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65" calcext:value-type="float">
            <text:p>565</text:p>
          </table:table-cell>
          <table:table-cell table:formula="of:=[.M15]" office:value-type="float" office:value="5" calcext:value-type="float">
            <text:p>5</text:p>
          </table:table-cell>
          <table:table-cell table:formula="of:=[.N15]" office:value-type="float" office:value="4" calcext:value-type="float">
            <text:p>4</text:p>
          </table:table-cell>
          <table:table-cell table:formula="of:=[.O15]" office:value-type="float" office:value="10" calcext:value-type="float">
            <text:p>10</text:p>
          </table:table-cell>
          <table:table-cell table:formula="of:=(0.659-[.M16]/[.N16]*(1-[.L16]/(2^[.O16]-1)))/0.00132-40" office:value-type="float" office:value="35.2814064397642" calcext:value-type="float">
            <text:p>35.2814064397642</text:p>
          </table:table-cell>
          <table:table-cell table:formula="of:=[.P15]-[.P16]" office:value-type="float" office:value="0.92567907817174" calcext:value-type="float">
            <text:p>0.92567907817174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5-4*(0.659-((26+40)*0.0132))" office:value-type="float" office:value="5.8488" calcext:value-type="float">
            <text:p>5.8488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F17]*10.80288-102.2104" office:value-type="float" office:value="254.28464" calcext:value-type="float">
            <text:p>254.28464</text:p>
          </table:table-cell>
          <table:table-cell table:formula="of:=ROUND([.G17])" office:value-type="float" office:value="254" calcext:value-type="float">
            <text:p>25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64" calcext:value-type="float">
            <text:p>564</text:p>
          </table:table-cell>
          <table:table-cell table:formula="of:=[.M16]" office:value-type="float" office:value="5" calcext:value-type="float">
            <text:p>5</text:p>
          </table:table-cell>
          <table:table-cell table:formula="of:=[.N16]" office:value-type="float" office:value="4" calcext:value-type="float">
            <text:p>4</text:p>
          </table:table-cell>
          <table:table-cell table:formula="of:=[.O16]" office:value-type="float" office:value="10" calcext:value-type="float">
            <text:p>10</text:p>
          </table:table-cell>
          <table:table-cell table:formula="of:=(0.659-[.M17]/[.N17]*(1-[.L17]/(2^[.O17]-1)))/0.00132-40" office:value-type="float" office:value="34.3557273615924" calcext:value-type="float">
            <text:p>34.3557273615924</text:p>
          </table:table-cell>
          <table:table-cell table:formula="of:=[.P16]-[.P17]" office:value-type="float" office:value="0.925679078171754" calcext:value-type="float">
            <text:p>0.92567907817175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32" calcext:value-type="float">
            <text:p>32</text:p>
          </table:table-cell>
          <table:table-cell table:formula="of:=[.F18]*10.80288-102.2104" office:value-type="float" office:value="243.48176" calcext:value-type="float">
            <text:p>243.48176</text:p>
          </table:table-cell>
          <table:table-cell table:formula="of:=ROUND([.G18])" office:value-type="float" office:value="243" calcext:value-type="float">
            <text:p>24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63" calcext:value-type="float">
            <text:p>563</text:p>
          </table:table-cell>
          <table:table-cell table:formula="of:=[.M17]" office:value-type="float" office:value="5" calcext:value-type="float">
            <text:p>5</text:p>
          </table:table-cell>
          <table:table-cell table:formula="of:=[.N17]" office:value-type="float" office:value="4" calcext:value-type="float">
            <text:p>4</text:p>
          </table:table-cell>
          <table:table-cell table:formula="of:=[.O17]" office:value-type="float" office:value="10" calcext:value-type="float">
            <text:p>10</text:p>
          </table:table-cell>
          <table:table-cell table:formula="of:=(0.659-[.M18]/[.N18]*(1-[.L18]/(2^[.O18]-1)))/0.00132-40" office:value-type="float" office:value="33.4300482834207" calcext:value-type="float">
            <text:p>33.4300482834207</text:p>
          </table:table-cell>
          <table:table-cell table:formula="of:=[.P17]-[.P18]" office:value-type="float" office:value="0.92567907817174" calcext:value-type="float">
            <text:p>0.92567907817174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5-4/5*1023*(0.659-(24+40)*0.0132)" office:value-type="float" office:value="157.05872" calcext:value-type="float">
            <text:p>157.05872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F19]*10.80288-102.2104" office:value-type="float" office:value="232.67888" calcext:value-type="float">
            <text:p>232.67888</text:p>
          </table:table-cell>
          <table:table-cell table:formula="of:=ROUND([.G19])" office:value-type="float" office:value="233" calcext:value-type="float">
            <text:p>23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62" calcext:value-type="float">
            <text:p>562</text:p>
          </table:table-cell>
          <table:table-cell table:formula="of:=[.M18]" office:value-type="float" office:value="5" calcext:value-type="float">
            <text:p>5</text:p>
          </table:table-cell>
          <table:table-cell table:formula="of:=[.N18]" office:value-type="float" office:value="4" calcext:value-type="float">
            <text:p>4</text:p>
          </table:table-cell>
          <table:table-cell table:formula="of:=[.O18]" office:value-type="float" office:value="10" calcext:value-type="float">
            <text:p>10</text:p>
          </table:table-cell>
          <table:table-cell table:formula="of:=(0.659-[.M19]/[.N19]*(1-[.L19]/(2^[.O19]-1)))/0.00132-40" office:value-type="float" office:value="32.5043692052489" calcext:value-type="float">
            <text:p>32.5043692052489</text:p>
          </table:table-cell>
          <table:table-cell table:formula="of:=[.P18]-[.P19]" office:value-type="float" office:value="0.925679078171754" calcext:value-type="float">
            <text:p>0.92567907817175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formula="of:=5-818.4*(0.659-([.C20]*0.0132+40*0.0132))" office:value-type="float" office:value="157.05872" calcext:value-type="float">
            <text:p>157.05872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F20]*10.80288-102.2104" office:value-type="float" office:value="221.876" calcext:value-type="float">
            <text:p>221.876</text:p>
          </table:table-cell>
          <table:table-cell table:formula="of:=ROUND([.G20])" office:value-type="float" office:value="222" calcext:value-type="float">
            <text:p>222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561" calcext:value-type="float">
            <text:p>561</text:p>
          </table:table-cell>
          <table:table-cell table:formula="of:=[.M19]" office:value-type="float" office:value="5" calcext:value-type="float">
            <text:p>5</text:p>
          </table:table-cell>
          <table:table-cell table:formula="of:=[.N19]" office:value-type="float" office:value="4" calcext:value-type="float">
            <text:p>4</text:p>
          </table:table-cell>
          <table:table-cell table:formula="of:=[.O19]" office:value-type="float" office:value="10" calcext:value-type="float">
            <text:p>10</text:p>
          </table:table-cell>
          <table:table-cell table:formula="of:=(0.659-[.M20]/[.N20]*(1-[.L20]/(2^[.O20]-1)))/0.00132-40" office:value-type="float" office:value="31.5786901270772" calcext:value-type="float">
            <text:p>31.5786901270772</text:p>
          </table:table-cell>
          <table:table-cell table:formula="of:=[.P19]-[.P20]" office:value-type="float" office:value="0.92567907817174" calcext:value-type="float">
            <text:p>0.925679078171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formula="of:=[.C21]*10.80288-102.2104" office:value-type="float" office:value="157.05872" calcext:value-type="float">
            <text:p>157.05872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F21]*10.80288-102.2104" office:value-type="float" office:value="211.07312" calcext:value-type="float">
            <text:p>211.07312</text:p>
          </table:table-cell>
          <table:table-cell table:formula="of:=ROUND([.G21])" office:value-type="float" office:value="211" calcext:value-type="float">
            <text:p>21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560" calcext:value-type="float">
            <text:p>560</text:p>
          </table:table-cell>
          <table:table-cell table:formula="of:=[.M20]" office:value-type="float" office:value="5" calcext:value-type="float">
            <text:p>5</text:p>
          </table:table-cell>
          <table:table-cell table:formula="of:=[.N20]" office:value-type="float" office:value="4" calcext:value-type="float">
            <text:p>4</text:p>
          </table:table-cell>
          <table:table-cell table:formula="of:=[.O20]" office:value-type="float" office:value="10" calcext:value-type="float">
            <text:p>10</text:p>
          </table:table-cell>
          <table:table-cell table:formula="of:=(0.659-[.M21]/[.N21]*(1-[.L21]/(2^[.O21]-1)))/0.00132-40" office:value-type="float" office:value="30.6530110489055" calcext:value-type="float">
            <text:p>30.6530110489055</text:p>
          </table:table-cell>
          <table:table-cell table:formula="of:=[.P20]-[.P21]" office:value-type="float" office:value="0.925679078171754" calcext:value-type="float">
            <text:p>0.92567907817175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8" calcext:value-type="float">
            <text:p>28</text:p>
          </table:table-cell>
          <table:table-cell table:formula="of:=[.F22]*10.80288-102.2104" office:value-type="float" office:value="200.27024" calcext:value-type="float">
            <text:p>200.27024</text:p>
          </table:table-cell>
          <table:table-cell table:formula="of:=ROUND([.G22])"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559" calcext:value-type="float">
            <text:p>559</text:p>
          </table:table-cell>
          <table:table-cell table:formula="of:=[.M21]" office:value-type="float" office:value="5" calcext:value-type="float">
            <text:p>5</text:p>
          </table:table-cell>
          <table:table-cell table:formula="of:=[.N21]" office:value-type="float" office:value="4" calcext:value-type="float">
            <text:p>4</text:p>
          </table:table-cell>
          <table:table-cell table:formula="of:=[.O21]" office:value-type="float" office:value="10" calcext:value-type="float">
            <text:p>10</text:p>
          </table:table-cell>
          <table:table-cell table:formula="of:=(0.659-[.M22]/[.N22]*(1-[.L22]/(2^[.O22]-1)))/0.00132-40" office:value-type="float" office:value="29.7273319707337" calcext:value-type="float">
            <text:p>29.7273319707337</text:p>
          </table:table-cell>
          <table:table-cell table:formula="of:=[.P21]-[.P22]" office:value-type="float" office:value="0.92567907817174" calcext:value-type="float">
            <text:p>0.9256790781717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7" calcext:value-type="float">
            <text:p>27</text:p>
          </table:table-cell>
          <table:table-cell table:formula="of:=[.F23]*10.80288-102.2104" office:value-type="float" office:value="189.46736" calcext:value-type="float">
            <text:p>189.46736</text:p>
          </table:table-cell>
          <table:table-cell table:formula="of:=ROUND([.G23])" office:value-type="float" office:value="189" calcext:value-type="float">
            <text:p>18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58" calcext:value-type="float">
            <text:p>558</text:p>
          </table:table-cell>
          <table:table-cell table:formula="of:=[.M22]" office:value-type="float" office:value="5" calcext:value-type="float">
            <text:p>5</text:p>
          </table:table-cell>
          <table:table-cell table:formula="of:=[.N22]" office:value-type="float" office:value="4" calcext:value-type="float">
            <text:p>4</text:p>
          </table:table-cell>
          <table:table-cell table:formula="of:=[.O22]" office:value-type="float" office:value="10" calcext:value-type="float">
            <text:p>10</text:p>
          </table:table-cell>
          <table:table-cell table:formula="of:=(0.659-[.M23]/[.N23]*(1-[.L23]/(2^[.O23]-1)))/0.00132-40" office:value-type="float" office:value="28.801652892562" calcext:value-type="float">
            <text:p>28.801652892562</text:p>
          </table:table-cell>
          <table:table-cell table:formula="of:=[.P22]-[.P23]" office:value-type="float" office:value="0.92567907817174" calcext:value-type="float">
            <text:p>0.92567907817174</text:p>
          </table:table-cell>
          <table:table-cell table:number-columns-repeated="3"/>
          <table:table-cell table:formula="of:=0.659/0.00132" office:value-type="float" office:value="499.242424242424" calcext:value-type="float">
            <text:p>499.24242424242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26" calcext:value-type="float">
            <text:p>26</text:p>
          </table:table-cell>
          <table:table-cell table:formula="of:=[.F24]*10.80288-102.2104" office:value-type="float" office:value="178.66448" calcext:value-type="float">
            <text:p>178.66448</text:p>
          </table:table-cell>
          <table:table-cell table:formula="of:=ROUND([.G24])" office:value-type="float" office:value="179" calcext:value-type="float">
            <text:p>179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557" calcext:value-type="float">
            <text:p>557</text:p>
          </table:table-cell>
          <table:table-cell table:formula="of:=[.M23]" office:value-type="float" office:value="5" calcext:value-type="float">
            <text:p>5</text:p>
          </table:table-cell>
          <table:table-cell table:formula="of:=[.N23]" office:value-type="float" office:value="4" calcext:value-type="float">
            <text:p>4</text:p>
          </table:table-cell>
          <table:table-cell table:formula="of:=[.O23]" office:value-type="float" office:value="10" calcext:value-type="float">
            <text:p>10</text:p>
          </table:table-cell>
          <table:table-cell table:formula="of:=(0.659-[.M24]/[.N24]*(1-[.L24]/(2^[.O24]-1)))/0.00132-40" office:value-type="float" office:value="27.8759738143902" calcext:value-type="float">
            <text:p>27.8759738143902</text:p>
          </table:table-cell>
          <table:table-cell table:formula="of:=[.P23]-[.P24]" office:value-type="float" office:value="0.925679078171754" calcext:value-type="float">
            <text:p>0.92567907817175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table:formula="of:=[.F25]*10.80288-102.2104" office:value-type="float" office:value="167.8616" calcext:value-type="float">
            <text:p>167.8616</text:p>
          </table:table-cell>
          <table:table-cell table:formula="of:=ROUND([.G25])" office:value-type="float" office:value="168" calcext:value-type="float">
            <text:p>168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556" calcext:value-type="float">
            <text:p>556</text:p>
          </table:table-cell>
          <table:table-cell table:formula="of:=[.M24]" office:value-type="float" office:value="5" calcext:value-type="float">
            <text:p>5</text:p>
          </table:table-cell>
          <table:table-cell table:formula="of:=[.N24]" office:value-type="float" office:value="4" calcext:value-type="float">
            <text:p>4</text:p>
          </table:table-cell>
          <table:table-cell table:formula="of:=[.O24]" office:value-type="float" office:value="10" calcext:value-type="float">
            <text:p>10</text:p>
          </table:table-cell>
          <table:table-cell table:formula="of:=(0.659-[.M25]/[.N25]*(1-[.L25]/(2^[.O25]-1)))/0.00132-40" office:value-type="float" office:value="26.9502947362185" calcext:value-type="float">
            <text:p>26.9502947362185</text:p>
          </table:table-cell>
          <table:table-cell table:formula="of:=[.P24]-[.P25]" office:value-type="float" office:value="0.92567907817174" calcext:value-type="float">
            <text:p>0.9256790781717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4" calcext:value-type="float">
            <text:p>24</text:p>
          </table:table-cell>
          <table:table-cell table:formula="of:=[.F26]*10.80288-102.2104" office:value-type="float" office:value="157.05872" calcext:value-type="float">
            <text:p>157.05872</text:p>
          </table:table-cell>
          <table:table-cell table:formula="of:=ROUND([.G26])"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555" calcext:value-type="float">
            <text:p>555</text:p>
          </table:table-cell>
          <table:table-cell table:formula="of:=[.M25]" office:value-type="float" office:value="5" calcext:value-type="float">
            <text:p>5</text:p>
          </table:table-cell>
          <table:table-cell table:formula="of:=[.N25]" office:value-type="float" office:value="4" calcext:value-type="float">
            <text:p>4</text:p>
          </table:table-cell>
          <table:table-cell table:formula="of:=[.O25]" office:value-type="float" office:value="10" calcext:value-type="float">
            <text:p>10</text:p>
          </table:table-cell>
          <table:table-cell table:formula="of:=(0.659-[.M26]/[.N26]*(1-[.L26]/(2^[.O26]-1)))/0.00132-40" office:value-type="float" office:value="26.0246156580467" calcext:value-type="float">
            <text:p>26.0246156580467</text:p>
          </table:table-cell>
          <table:table-cell table:formula="of:=[.P25]-[.P26]" office:value-type="float" office:value="0.925679078171754" calcext:value-type="float">
            <text:p>0.92567907817175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3" calcext:value-type="float">
            <text:p>23</text:p>
          </table:table-cell>
          <table:table-cell table:formula="of:=[.F27]*10.80288-102.2104" office:value-type="float" office:value="146.25584" calcext:value-type="float">
            <text:p>146.25584</text:p>
          </table:table-cell>
          <table:table-cell table:formula="of:=ROUND([.G27])" office:value-type="float" office:value="146" calcext:value-type="float">
            <text:p>14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554" calcext:value-type="float">
            <text:p>554</text:p>
          </table:table-cell>
          <table:table-cell table:formula="of:=[.M26]" office:value-type="float" office:value="5" calcext:value-type="float">
            <text:p>5</text:p>
          </table:table-cell>
          <table:table-cell table:formula="of:=[.N26]" office:value-type="float" office:value="4" calcext:value-type="float">
            <text:p>4</text:p>
          </table:table-cell>
          <table:table-cell table:formula="of:=[.O26]" office:value-type="float" office:value="10" calcext:value-type="float">
            <text:p>10</text:p>
          </table:table-cell>
          <table:table-cell table:formula="of:=(0.659-[.M27]/[.N27]*(1-[.L27]/(2^[.O27]-1)))/0.00132-40" office:value-type="float" office:value="25.098936579875" calcext:value-type="float">
            <text:p>25.098936579875</text:p>
          </table:table-cell>
          <table:table-cell table:formula="of:=[.P26]-[.P27]" office:value-type="float" office:value="0.92567907817174" calcext:value-type="float">
            <text:p>0.9256790781717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2" calcext:value-type="float">
            <text:p>22</text:p>
          </table:table-cell>
          <table:table-cell table:formula="of:=[.F28]*10.80288-102.2104" office:value-type="float" office:value="135.45296" calcext:value-type="float">
            <text:p>135.45296</text:p>
          </table:table-cell>
          <table:table-cell table:formula="of:=ROUND([.G28])"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553" calcext:value-type="float">
            <text:p>553</text:p>
          </table:table-cell>
          <table:table-cell table:formula="of:=[.M27]" office:value-type="float" office:value="5" calcext:value-type="float">
            <text:p>5</text:p>
          </table:table-cell>
          <table:table-cell table:formula="of:=[.N27]" office:value-type="float" office:value="4" calcext:value-type="float">
            <text:p>4</text:p>
          </table:table-cell>
          <table:table-cell table:formula="of:=[.O27]" office:value-type="float" office:value="10" calcext:value-type="float">
            <text:p>10</text:p>
          </table:table-cell>
          <table:table-cell table:formula="of:=(0.659-[.M28]/[.N28]*(1-[.L28]/(2^[.O28]-1)))/0.00132-40" office:value-type="float" office:value="24.1732575017032" calcext:value-type="float">
            <text:p>24.1732575017032</text:p>
          </table:table-cell>
          <table:table-cell table:formula="of:=[.P27]-[.P28]" office:value-type="float" office:value="0.925679078171754" calcext:value-type="float">
            <text:p>0.92567907817175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1" calcext:value-type="float">
            <text:p>21</text:p>
          </table:table-cell>
          <table:table-cell table:formula="of:=[.F29]*10.80288-102.2104" office:value-type="float" office:value="124.65008" calcext:value-type="float">
            <text:p>124.65008</text:p>
          </table:table-cell>
          <table:table-cell table:formula="of:=ROUND([.G29])" office:value-type="float" office:value="125" calcext:value-type="float">
            <text:p>12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552" calcext:value-type="float">
            <text:p>552</text:p>
          </table:table-cell>
          <table:table-cell table:formula="of:=[.M28]" office:value-type="float" office:value="5" calcext:value-type="float">
            <text:p>5</text:p>
          </table:table-cell>
          <table:table-cell table:formula="of:=[.N28]" office:value-type="float" office:value="4" calcext:value-type="float">
            <text:p>4</text:p>
          </table:table-cell>
          <table:table-cell table:formula="of:=[.O28]" office:value-type="float" office:value="10" calcext:value-type="float">
            <text:p>10</text:p>
          </table:table-cell>
          <table:table-cell table:formula="of:=(0.659-[.M29]/[.N29]*(1-[.L29]/(2^[.O29]-1)))/0.00132-40" office:value-type="float" office:value="23.2475784235315" calcext:value-type="float">
            <text:p>23.2475784235315</text:p>
          </table:table-cell>
          <table:table-cell table:formula="of:=[.P28]-[.P29]" office:value-type="float" office:value="0.92567907817174" calcext:value-type="float">
            <text:p>0.9256790781717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table:formula="of:=[.F30]*10.80288-102.2104" office:value-type="float" office:value="113.8472" calcext:value-type="float">
            <text:p>113.8472</text:p>
          </table:table-cell>
          <table:table-cell table:formula="of:=ROUND([.G30])" office:value-type="float" office:value="114" calcext:value-type="float">
            <text:p>114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551" calcext:value-type="float">
            <text:p>551</text:p>
          </table:table-cell>
          <table:table-cell table:formula="of:=[.M29]" office:value-type="float" office:value="5" calcext:value-type="float">
            <text:p>5</text:p>
          </table:table-cell>
          <table:table-cell table:formula="of:=[.N29]" office:value-type="float" office:value="4" calcext:value-type="float">
            <text:p>4</text:p>
          </table:table-cell>
          <table:table-cell table:formula="of:=[.O29]" office:value-type="float" office:value="10" calcext:value-type="float">
            <text:p>10</text:p>
          </table:table-cell>
          <table:table-cell table:formula="of:=(0.659-[.M30]/[.N30]*(1-[.L30]/(2^[.O30]-1)))/0.00132-40" office:value-type="float" office:value="22.3218993453597" calcext:value-type="float">
            <text:p>22.3218993453597</text:p>
          </table:table-cell>
          <table:table-cell table:formula="of:=[.P29]-[.P30]" office:value-type="float" office:value="0.925679078171747" calcext:value-type="float">
            <text:p>0.92567907817174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9" calcext:value-type="float">
            <text:p>19</text:p>
          </table:table-cell>
          <table:table-cell table:formula="of:=[.F31]*10.80288-102.2104" office:value-type="float" office:value="103.04432" calcext:value-type="float">
            <text:p>103.04432</text:p>
          </table:table-cell>
          <table:table-cell table:formula="of:=ROUND([.G31])" office:value-type="float" office:value="103" calcext:value-type="float">
            <text:p>103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table:formula="of:=[.M30]" office:value-type="float" office:value="5" calcext:value-type="float">
            <text:p>5</text:p>
          </table:table-cell>
          <table:table-cell table:formula="of:=[.N30]" office:value-type="float" office:value="4" calcext:value-type="float">
            <text:p>4</text:p>
          </table:table-cell>
          <table:table-cell table:formula="of:=[.O30]" office:value-type="float" office:value="10" calcext:value-type="float">
            <text:p>10</text:p>
          </table:table-cell>
          <table:table-cell table:formula="of:=(0.659-[.M31]/[.N31]*(1-[.L31]/(2^[.O31]-1)))/0.00132-40" office:value-type="float" office:value="21.396220267188" calcext:value-type="float">
            <text:p>21.396220267188</text:p>
          </table:table-cell>
          <table:table-cell table:formula="of:=[.P30]-[.P31]" office:value-type="float" office:value="0.925679078171747" calcext:value-type="float">
            <text:p>0.92567907817174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8" calcext:value-type="float">
            <text:p>18</text:p>
          </table:table-cell>
          <table:table-cell table:formula="of:=[.F32]*10.80288-102.2104" office:value-type="float" office:value="92.24144" calcext:value-type="float">
            <text:p>92.24144</text:p>
          </table:table-cell>
          <table:table-cell table:formula="of:=ROUND([.G32])" office:value-type="float" office:value="92" calcext:value-type="float">
            <text:p>92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549" calcext:value-type="float">
            <text:p>549</text:p>
          </table:table-cell>
          <table:table-cell table:formula="of:=[.M31]" office:value-type="float" office:value="5" calcext:value-type="float">
            <text:p>5</text:p>
          </table:table-cell>
          <table:table-cell table:formula="of:=[.N31]" office:value-type="float" office:value="4" calcext:value-type="float">
            <text:p>4</text:p>
          </table:table-cell>
          <table:table-cell table:formula="of:=[.O31]" office:value-type="float" office:value="10" calcext:value-type="float">
            <text:p>10</text:p>
          </table:table-cell>
          <table:table-cell table:formula="of:=(0.659-[.M32]/[.N32]*(1-[.L32]/(2^[.O32]-1)))/0.00132-40" office:value-type="float" office:value="20.4705411890163" calcext:value-type="float">
            <text:p>20.4705411890163</text:p>
          </table:table-cell>
          <table:table-cell table:formula="of:=[.P31]-[.P32]" office:value-type="float" office:value="0.925679078171747" calcext:value-type="float">
            <text:p>0.92567907817174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7" calcext:value-type="float">
            <text:p>17</text:p>
          </table:table-cell>
          <table:table-cell table:formula="of:=[.F33]*10.80288-102.2104" office:value-type="float" office:value="81.43856" calcext:value-type="float">
            <text:p>81.43856</text:p>
          </table:table-cell>
          <table:table-cell table:formula="of:=ROUND([.G33])"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48" calcext:value-type="float">
            <text:p>548</text:p>
          </table:table-cell>
          <table:table-cell table:formula="of:=[.M32]" office:value-type="float" office:value="5" calcext:value-type="float">
            <text:p>5</text:p>
          </table:table-cell>
          <table:table-cell table:formula="of:=[.N32]" office:value-type="float" office:value="4" calcext:value-type="float">
            <text:p>4</text:p>
          </table:table-cell>
          <table:table-cell table:formula="of:=[.O32]" office:value-type="float" office:value="10" calcext:value-type="float">
            <text:p>10</text:p>
          </table:table-cell>
          <table:table-cell table:formula="of:=(0.659-[.M33]/[.N33]*(1-[.L33]/(2^[.O33]-1)))/0.00132-40" office:value-type="float" office:value="19.5448621108445" calcext:value-type="float">
            <text:p>19.5448621108445</text:p>
          </table:table-cell>
          <table:table-cell table:formula="of:=[.P32]-[.P33]" office:value-type="float" office:value="0.925679078171747" calcext:value-type="float">
            <text:p>0.92567907817174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table:formula="of:=[.F34]*10.80288-102.2104" office:value-type="float" office:value="70.63568" calcext:value-type="float">
            <text:p>70.63568</text:p>
          </table:table-cell>
          <table:table-cell table:formula="of:=ROUND([.G34])" office:value-type="float" office:value="71" calcext:value-type="float">
            <text:p>7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47" calcext:value-type="float">
            <text:p>547</text:p>
          </table:table-cell>
          <table:table-cell table:formula="of:=[.M33]" office:value-type="float" office:value="5" calcext:value-type="float">
            <text:p>5</text:p>
          </table:table-cell>
          <table:table-cell table:formula="of:=[.N33]" office:value-type="float" office:value="4" calcext:value-type="float">
            <text:p>4</text:p>
          </table:table-cell>
          <table:table-cell table:formula="of:=[.O33]" office:value-type="float" office:value="10" calcext:value-type="float">
            <text:p>10</text:p>
          </table:table-cell>
          <table:table-cell table:formula="of:=(0.659-[.M34]/[.N34]*(1-[.L34]/(2^[.O34]-1)))/0.00132-40" office:value-type="float" office:value="18.6191830326728" calcext:value-type="float">
            <text:p>18.6191830326728</text:p>
          </table:table-cell>
          <table:table-cell table:formula="of:=[.P33]-[.P34]" office:value-type="float" office:value="0.92567907817174" calcext:value-type="float">
            <text:p>0.9256790781717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table:formula="of:=[.F35]*10.80288-102.2104" office:value-type="float" office:value="59.8328" calcext:value-type="float">
            <text:p>59.8328</text:p>
          </table:table-cell>
          <table:table-cell table:formula="of:=ROUND([.G35])"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546" calcext:value-type="float">
            <text:p>546</text:p>
          </table:table-cell>
          <table:table-cell table:formula="of:=[.M34]" office:value-type="float" office:value="5" calcext:value-type="float">
            <text:p>5</text:p>
          </table:table-cell>
          <table:table-cell table:formula="of:=[.N34]" office:value-type="float" office:value="4" calcext:value-type="float">
            <text:p>4</text:p>
          </table:table-cell>
          <table:table-cell table:formula="of:=[.O34]" office:value-type="float" office:value="10" calcext:value-type="float">
            <text:p>10</text:p>
          </table:table-cell>
          <table:table-cell table:formula="of:=(0.659-[.M35]/[.N35]*(1-[.L35]/(2^[.O35]-1)))/0.00132-40" office:value-type="float" office:value="17.693503954501" calcext:value-type="float">
            <text:p>17.693503954501</text:p>
          </table:table-cell>
          <table:table-cell table:formula="of:=[.P34]-[.P35]" office:value-type="float" office:value="0.925679078171747" calcext:value-type="float">
            <text:p>0.92567907817174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table:formula="of:=[.F36]*10.80288-102.2104" office:value-type="float" office:value="49.02992" calcext:value-type="float">
            <text:p>49.02992</text:p>
          </table:table-cell>
          <table:table-cell table:formula="of:=ROUND([.G36])"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545" calcext:value-type="float">
            <text:p>545</text:p>
          </table:table-cell>
          <table:table-cell table:formula="of:=[.M35]" office:value-type="float" office:value="5" calcext:value-type="float">
            <text:p>5</text:p>
          </table:table-cell>
          <table:table-cell table:formula="of:=[.N35]" office:value-type="float" office:value="4" calcext:value-type="float">
            <text:p>4</text:p>
          </table:table-cell>
          <table:table-cell table:formula="of:=[.O35]" office:value-type="float" office:value="10" calcext:value-type="float">
            <text:p>10</text:p>
          </table:table-cell>
          <table:table-cell table:formula="of:=(0.659-[.M36]/[.N36]*(1-[.L36]/(2^[.O36]-1)))/0.00132-40" office:value-type="float" office:value="16.7678248763293" calcext:value-type="float">
            <text:p>16.7678248763293</text:p>
          </table:table-cell>
          <table:table-cell table:formula="of:=[.P35]-[.P36]" office:value-type="float" office:value="0.925679078171747" calcext:value-type="float">
            <text:p>0.92567907817174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table:formula="of:=[.F37]*10.80288-102.2104" office:value-type="float" office:value="38.22704" calcext:value-type="float">
            <text:p>38.22704</text:p>
          </table:table-cell>
          <table:table-cell table:formula="of:=ROUND([.G37])"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544" calcext:value-type="float">
            <text:p>544</text:p>
          </table:table-cell>
          <table:table-cell table:formula="of:=[.M36]" office:value-type="float" office:value="5" calcext:value-type="float">
            <text:p>5</text:p>
          </table:table-cell>
          <table:table-cell table:formula="of:=[.N36]" office:value-type="float" office:value="4" calcext:value-type="float">
            <text:p>4</text:p>
          </table:table-cell>
          <table:table-cell table:formula="of:=[.O36]" office:value-type="float" office:value="10" calcext:value-type="float">
            <text:p>10</text:p>
          </table:table-cell>
          <table:table-cell table:formula="of:=(0.659-[.M37]/[.N37]*(1-[.L37]/(2^[.O37]-1)))/0.00132-40" office:value-type="float" office:value="15.8421457981575" calcext:value-type="float">
            <text:p>15.8421457981575</text:p>
          </table:table-cell>
          <table:table-cell table:formula="of:=[.P36]-[.P37]" office:value-type="float" office:value="0.925679078171747" calcext:value-type="float">
            <text:p>0.92567907817174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table:formula="of:=[.F38]*10.80288-102.2104" office:value-type="float" office:value="27.42416" calcext:value-type="float">
            <text:p>27.42416</text:p>
          </table:table-cell>
          <table:table-cell table:formula="of:=ROUND([.G38])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543" calcext:value-type="float">
            <text:p>543</text:p>
          </table:table-cell>
          <table:table-cell table:formula="of:=[.M37]" office:value-type="float" office:value="5" calcext:value-type="float">
            <text:p>5</text:p>
          </table:table-cell>
          <table:table-cell table:formula="of:=[.N37]" office:value-type="float" office:value="4" calcext:value-type="float">
            <text:p>4</text:p>
          </table:table-cell>
          <table:table-cell table:formula="of:=[.O37]" office:value-type="float" office:value="10" calcext:value-type="float">
            <text:p>10</text:p>
          </table:table-cell>
          <table:table-cell table:formula="of:=(0.659-[.M38]/[.N38]*(1-[.L38]/(2^[.O38]-1)))/0.00132-40" office:value-type="float" office:value="14.9164667199858" calcext:value-type="float">
            <text:p>14.9164667199858</text:p>
          </table:table-cell>
          <table:table-cell table:formula="of:=[.P37]-[.P38]" office:value-type="float" office:value="0.925679078171747" calcext:value-type="float">
            <text:p>0.92567907817174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table:formula="of:=[.F39]*10.80288-102.2104" office:value-type="float" office:value="16.62128" calcext:value-type="float">
            <text:p>16.62128</text:p>
          </table:table-cell>
          <table:table-cell table:formula="of:=ROUND([.G39])"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542" calcext:value-type="float">
            <text:p>542</text:p>
          </table:table-cell>
          <table:table-cell table:formula="of:=[.M38]" office:value-type="float" office:value="5" calcext:value-type="float">
            <text:p>5</text:p>
          </table:table-cell>
          <table:table-cell table:formula="of:=[.N38]" office:value-type="float" office:value="4" calcext:value-type="float">
            <text:p>4</text:p>
          </table:table-cell>
          <table:table-cell table:formula="of:=[.O38]" office:value-type="float" office:value="10" calcext:value-type="float">
            <text:p>10</text:p>
          </table:table-cell>
          <table:table-cell table:formula="of:=(0.659-[.M39]/[.N39]*(1-[.L39]/(2^[.O39]-1)))/0.00132-40" office:value-type="float" office:value="13.990787641814" calcext:value-type="float">
            <text:p>13.990787641814</text:p>
          </table:table-cell>
          <table:table-cell table:formula="of:=[.P38]-[.P39]" office:value-type="float" office:value="0.925679078171747" calcext:value-type="float">
            <text:p>0.92567907817174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formula="of:=[.F40]*10.80288-102.2104" office:value-type="float" office:value="5.8184" calcext:value-type="float">
            <text:p>5.8184</text:p>
          </table:table-cell>
          <table:table-cell table:formula="of:=ROUND([.G40])"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541" calcext:value-type="float">
            <text:p>541</text:p>
          </table:table-cell>
          <table:table-cell table:formula="of:=[.M39]" office:value-type="float" office:value="5" calcext:value-type="float">
            <text:p>5</text:p>
          </table:table-cell>
          <table:table-cell table:formula="of:=[.N39]" office:value-type="float" office:value="4" calcext:value-type="float">
            <text:p>4</text:p>
          </table:table-cell>
          <table:table-cell table:formula="of:=[.O39]" office:value-type="float" office:value="10" calcext:value-type="float">
            <text:p>10</text:p>
          </table:table-cell>
          <table:table-cell table:formula="of:=(0.659-[.M40]/[.N40]*(1-[.L40]/(2^[.O40]-1)))/0.00132-40" office:value-type="float" office:value="13.0651085636423" calcext:value-type="float">
            <text:p>13.0651085636423</text:p>
          </table:table-cell>
          <table:table-cell table:formula="of:=[.P39]-[.P40]" office:value-type="float" office:value="0.925679078171747" calcext:value-type="float">
            <text:p>0.92567907817174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table:formula="of:=[.F41]*10.80288-102.2104" office:value-type="float" office:value="-4.98448000000001" calcext:value-type="float">
            <text:p>-4.98448000000001</text:p>
          </table:table-cell>
          <table:table-cell table:formula="of:=ROUND([.G41])" office:value-type="float" office:value="-5" calcext:value-type="float">
            <text:p>-5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 table:formula="of:=[.M40]" office:value-type="float" office:value="5" calcext:value-type="float">
            <text:p>5</text:p>
          </table:table-cell>
          <table:table-cell table:formula="of:=[.N40]" office:value-type="float" office:value="4" calcext:value-type="float">
            <text:p>4</text:p>
          </table:table-cell>
          <table:table-cell table:formula="of:=[.O40]" office:value-type="float" office:value="10" calcext:value-type="float">
            <text:p>10</text:p>
          </table:table-cell>
          <table:table-cell table:formula="of:=(0.659-[.M41]/[.N41]*(1-[.L41]/(2^[.O41]-1)))/0.00132-40" office:value-type="float" office:value="12.1394294854705" calcext:value-type="float">
            <text:p>12.1394294854705</text:p>
          </table:table-cell>
          <table:table-cell table:formula="of:=[.P40]-[.P41]" office:value-type="float" office:value="0.92567907817174" calcext:value-type="float">
            <text:p>0.9256790781717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table:formula="of:=[.F42]*10.80288-102.2104" office:value-type="float" office:value="-15.78736" calcext:value-type="float">
            <text:p>-15.78736</text:p>
          </table:table-cell>
          <table:table-cell table:formula="of:=ROUND([.G42])" office:value-type="float" office:value="-16" calcext:value-type="float">
            <text:p>-16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539" calcext:value-type="float">
            <text:p>539</text:p>
          </table:table-cell>
          <table:table-cell table:formula="of:=[.M41]" office:value-type="float" office:value="5" calcext:value-type="float">
            <text:p>5</text:p>
          </table:table-cell>
          <table:table-cell table:formula="of:=[.N41]" office:value-type="float" office:value="4" calcext:value-type="float">
            <text:p>4</text:p>
          </table:table-cell>
          <table:table-cell table:formula="of:=[.O41]" office:value-type="float" office:value="10" calcext:value-type="float">
            <text:p>10</text:p>
          </table:table-cell>
          <table:table-cell table:formula="of:=(0.659-[.M42]/[.N42]*(1-[.L42]/(2^[.O42]-1)))/0.00132-40" office:value-type="float" office:value="11.2137504072988" calcext:value-type="float">
            <text:p>11.2137504072988</text:p>
          </table:table-cell>
          <table:table-cell table:formula="of:=[.P41]-[.P42]" office:value-type="float" office:value="0.925679078171747" calcext:value-type="float">
            <text:p>0.92567907817174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table:formula="of:=[.F43]*10.80288-102.2104" office:value-type="float" office:value="-26.59024" calcext:value-type="float">
            <text:p>-26.59024</text:p>
          </table:table-cell>
          <table:table-cell table:formula="of:=ROUND([.G43])" office:value-type="float" office:value="-27" calcext:value-type="float">
            <text:p>-27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38" calcext:value-type="float">
            <text:p>538</text:p>
          </table:table-cell>
          <table:table-cell table:formula="of:=[.M42]" office:value-type="float" office:value="5" calcext:value-type="float">
            <text:p>5</text:p>
          </table:table-cell>
          <table:table-cell table:formula="of:=[.N42]" office:value-type="float" office:value="4" calcext:value-type="float">
            <text:p>4</text:p>
          </table:table-cell>
          <table:table-cell table:formula="of:=[.O42]" office:value-type="float" office:value="10" calcext:value-type="float">
            <text:p>10</text:p>
          </table:table-cell>
          <table:table-cell table:formula="of:=(0.659-[.M43]/[.N43]*(1-[.L43]/(2^[.O43]-1)))/0.00132-40" office:value-type="float" office:value="10.288071329127" calcext:value-type="float">
            <text:p>10.288071329127</text:p>
          </table:table-cell>
          <table:table-cell table:formula="of:=[.P42]-[.P43]" office:value-type="float" office:value="0.925679078171747" calcext:value-type="float">
            <text:p>0.92567907817174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table:formula="of:=[.F44]*10.80288-102.2104" office:value-type="float" office:value="-37.39312" calcext:value-type="float">
            <text:p>-37.39312</text:p>
          </table:table-cell>
          <table:table-cell table:formula="of:=ROUND([.G44])" office:value-type="float" office:value="-37" calcext:value-type="float">
            <text:p>-37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537" calcext:value-type="float">
            <text:p>537</text:p>
          </table:table-cell>
          <table:table-cell table:formula="of:=[.M43]" office:value-type="float" office:value="5" calcext:value-type="float">
            <text:p>5</text:p>
          </table:table-cell>
          <table:table-cell table:formula="of:=[.N43]" office:value-type="float" office:value="4" calcext:value-type="float">
            <text:p>4</text:p>
          </table:table-cell>
          <table:table-cell table:formula="of:=[.O43]" office:value-type="float" office:value="10" calcext:value-type="float">
            <text:p>10</text:p>
          </table:table-cell>
          <table:table-cell table:formula="of:=(0.659-[.M44]/[.N44]*(1-[.L44]/(2^[.O44]-1)))/0.00132-40" office:value-type="float" office:value="9.3623922509553" calcext:value-type="float">
            <text:p>9.3623922509553</text:p>
          </table:table-cell>
          <table:table-cell table:formula="of:=[.P43]-[.P44]" office:value-type="float" office:value="0.925679078171747" calcext:value-type="float">
            <text:p>0.92567907817174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formula="of:=[.F45]*10.80288-102.2104" office:value-type="float" office:value="-48.196" calcext:value-type="float">
            <text:p>-48.196</text:p>
          </table:table-cell>
          <table:table-cell table:formula="of:=ROUND([.G45])" office:value-type="float" office:value="-48" calcext:value-type="float">
            <text:p>-48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536" calcext:value-type="float">
            <text:p>536</text:p>
          </table:table-cell>
          <table:table-cell table:formula="of:=[.M44]" office:value-type="float" office:value="5" calcext:value-type="float">
            <text:p>5</text:p>
          </table:table-cell>
          <table:table-cell table:formula="of:=[.N44]" office:value-type="float" office:value="4" calcext:value-type="float">
            <text:p>4</text:p>
          </table:table-cell>
          <table:table-cell table:formula="of:=[.O44]" office:value-type="float" office:value="10" calcext:value-type="float">
            <text:p>10</text:p>
          </table:table-cell>
          <table:table-cell table:formula="of:=(0.659-[.M45]/[.N45]*(1-[.L45]/(2^[.O45]-1)))/0.00132-40" office:value-type="float" office:value="8.43671317278356" calcext:value-type="float">
            <text:p>8.43671317278356</text:p>
          </table:table-cell>
          <table:table-cell table:formula="of:=[.P44]-[.P45]" office:value-type="float" office:value="0.925679078171747" calcext:value-type="float">
            <text:p>0.92567907817174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table:formula="of:=[.F46]*10.80288-102.2104" office:value-type="float" office:value="-58.99888" calcext:value-type="float">
            <text:p>-58.99888</text:p>
          </table:table-cell>
          <table:table-cell table:formula="of:=ROUND([.G46])" office:value-type="float" office:value="-59" calcext:value-type="float">
            <text:p>-59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535" calcext:value-type="float">
            <text:p>535</text:p>
          </table:table-cell>
          <table:table-cell table:formula="of:=[.M45]" office:value-type="float" office:value="5" calcext:value-type="float">
            <text:p>5</text:p>
          </table:table-cell>
          <table:table-cell table:formula="of:=[.N45]" office:value-type="float" office:value="4" calcext:value-type="float">
            <text:p>4</text:p>
          </table:table-cell>
          <table:table-cell table:formula="of:=[.O45]" office:value-type="float" office:value="10" calcext:value-type="float">
            <text:p>10</text:p>
          </table:table-cell>
          <table:table-cell table:formula="of:=(0.659-[.M46]/[.N46]*(1-[.L46]/(2^[.O46]-1)))/0.00132-40" office:value-type="float" office:value="7.51103409461181" calcext:value-type="float">
            <text:p>7.51103409461181</text:p>
          </table:table-cell>
          <table:table-cell table:formula="of:=[.P45]-[.P46]" office:value-type="float" office:value="0.925679078171747" calcext:value-type="float">
            <text:p>0.92567907817174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table:formula="of:=[.F47]*10.80288-102.2104" office:value-type="float" office:value="-69.80176" calcext:value-type="float">
            <text:p>-69.80176</text:p>
          </table:table-cell>
          <table:table-cell table:formula="of:=ROUND([.G47])" office:value-type="float" office:value="-70" calcext:value-type="float">
            <text:p>-70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534" calcext:value-type="float">
            <text:p>534</text:p>
          </table:table-cell>
          <table:table-cell table:formula="of:=[.M46]" office:value-type="float" office:value="5" calcext:value-type="float">
            <text:p>5</text:p>
          </table:table-cell>
          <table:table-cell table:formula="of:=[.N46]" office:value-type="float" office:value="4" calcext:value-type="float">
            <text:p>4</text:p>
          </table:table-cell>
          <table:table-cell table:formula="of:=[.O46]" office:value-type="float" office:value="10" calcext:value-type="float">
            <text:p>10</text:p>
          </table:table-cell>
          <table:table-cell table:formula="of:=(0.659-[.M47]/[.N47]*(1-[.L47]/(2^[.O47]-1)))/0.00132-40" office:value-type="float" office:value="6.58535501644006" calcext:value-type="float">
            <text:p>6.58535501644006</text:p>
          </table:table-cell>
          <table:table-cell table:formula="of:=[.P46]-[.P47]" office:value-type="float" office:value="0.925679078171747" calcext:value-type="float">
            <text:p>0.92567907817174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formula="of:=[.F48]*10.80288-102.2104" office:value-type="float" office:value="-80.60464" calcext:value-type="float">
            <text:p>-80.60464</text:p>
          </table:table-cell>
          <table:table-cell table:formula="of:=ROUND([.G48])" office:value-type="float" office:value="-81" calcext:value-type="float">
            <text:p>-81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533" calcext:value-type="float">
            <text:p>533</text:p>
          </table:table-cell>
          <table:table-cell table:formula="of:=[.M47]" office:value-type="float" office:value="5" calcext:value-type="float">
            <text:p>5</text:p>
          </table:table-cell>
          <table:table-cell table:formula="of:=[.N47]" office:value-type="float" office:value="4" calcext:value-type="float">
            <text:p>4</text:p>
          </table:table-cell>
          <table:table-cell table:formula="of:=[.O47]" office:value-type="float" office:value="10" calcext:value-type="float">
            <text:p>10</text:p>
          </table:table-cell>
          <table:table-cell table:formula="of:=(0.659-[.M48]/[.N48]*(1-[.L48]/(2^[.O48]-1)))/0.00132-40" office:value-type="float" office:value="5.65967593826832" calcext:value-type="float">
            <text:p>5.65967593826832</text:p>
          </table:table-cell>
          <table:table-cell table:formula="of:=[.P47]-[.P48]" office:value-type="float" office:value="0.92567907817174" calcext:value-type="float">
            <text:p>0.9256790781717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formula="of:=[.F49]*10.80288-102.2104" office:value-type="float" office:value="-91.40752" calcext:value-type="float">
            <text:p>-91.40752</text:p>
          </table:table-cell>
          <table:table-cell table:formula="of:=ROUND([.G49])" office:value-type="float" office:value="-91" calcext:value-type="float">
            <text:p>-9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532" calcext:value-type="float">
            <text:p>532</text:p>
          </table:table-cell>
          <table:table-cell table:formula="of:=[.M48]" office:value-type="float" office:value="5" calcext:value-type="float">
            <text:p>5</text:p>
          </table:table-cell>
          <table:table-cell table:formula="of:=[.N48]" office:value-type="float" office:value="4" calcext:value-type="float">
            <text:p>4</text:p>
          </table:table-cell>
          <table:table-cell table:formula="of:=[.O48]" office:value-type="float" office:value="10" calcext:value-type="float">
            <text:p>10</text:p>
          </table:table-cell>
          <table:table-cell table:formula="of:=(0.659-[.M49]/[.N49]*(1-[.L49]/(2^[.O49]-1)))/0.00132-40" office:value-type="float" office:value="4.73399686009658" calcext:value-type="float">
            <text:p>4.73399686009658</text:p>
          </table:table-cell>
          <table:table-cell table:formula="of:=[.P48]-[.P49]" office:value-type="float" office:value="0.925679078171747" calcext:value-type="float">
            <text:p>0.92567907817174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formula="of:=[.F50]*10.80288-102.2104" office:value-type="float" office:value="-102.2104" calcext:value-type="float">
            <text:p>-102.2104</text:p>
          </table:table-cell>
          <table:table-cell table:formula="of:=ROUND([.G50])" office:value-type="float" office:value="-102" calcext:value-type="float">
            <text:p>-102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531" calcext:value-type="float">
            <text:p>531</text:p>
          </table:table-cell>
          <table:table-cell table:formula="of:=[.M49]" office:value-type="float" office:value="5" calcext:value-type="float">
            <text:p>5</text:p>
          </table:table-cell>
          <table:table-cell table:formula="of:=[.N49]" office:value-type="float" office:value="4" calcext:value-type="float">
            <text:p>4</text:p>
          </table:table-cell>
          <table:table-cell table:formula="of:=[.O49]" office:value-type="float" office:value="10" calcext:value-type="float">
            <text:p>10</text:p>
          </table:table-cell>
          <table:table-cell table:formula="of:=(0.659-[.M50]/[.N50]*(1-[.L50]/(2^[.O50]-1)))/0.00132-40" office:value-type="float" office:value="3.80831778192483" calcext:value-type="float">
            <text:p>3.80831778192483</text:p>
          </table:table-cell>
          <table:table-cell table:formula="of:=[.P49]-[.P50]" office:value-type="float" office:value="0.925679078171747" calcext:value-type="float">
            <text:p>0.925679078171747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530" calcext:value-type="float">
            <text:p>530</text:p>
          </table:table-cell>
          <table:table-cell table:formula="of:=[.M50]" office:value-type="float" office:value="5" calcext:value-type="float">
            <text:p>5</text:p>
          </table:table-cell>
          <table:table-cell table:formula="of:=[.N50]" office:value-type="float" office:value="4" calcext:value-type="float">
            <text:p>4</text:p>
          </table:table-cell>
          <table:table-cell table:formula="of:=[.O50]" office:value-type="float" office:value="10" calcext:value-type="float">
            <text:p>10</text:p>
          </table:table-cell>
          <table:table-cell table:formula="of:=(0.659-[.M51]/[.N51]*(1-[.L51]/(2^[.O51]-1)))/0.00132-40" office:value-type="float" office:value="2.88263870375308" calcext:value-type="float">
            <text:p>2.88263870375308</text:p>
          </table:table-cell>
          <table:table-cell table:formula="of:=[.P50]-[.P51]" office:value-type="float" office:value="0.925679078171747" calcext:value-type="float">
            <text:p>0.925679078171747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529" calcext:value-type="float">
            <text:p>529</text:p>
          </table:table-cell>
          <table:table-cell table:formula="of:=[.M51]" office:value-type="float" office:value="5" calcext:value-type="float">
            <text:p>5</text:p>
          </table:table-cell>
          <table:table-cell table:formula="of:=[.N51]" office:value-type="float" office:value="4" calcext:value-type="float">
            <text:p>4</text:p>
          </table:table-cell>
          <table:table-cell table:formula="of:=[.O51]" office:value-type="float" office:value="10" calcext:value-type="float">
            <text:p>10</text:p>
          </table:table-cell>
          <table:table-cell table:formula="of:=(0.659-[.M52]/[.N52]*(1-[.L52]/(2^[.O52]-1)))/0.00132-40" office:value-type="float" office:value="1.95695962558133" calcext:value-type="float">
            <text:p>1.95695962558133</text:p>
          </table:table-cell>
          <table:table-cell table:formula="of:=[.P51]-[.P52]" office:value-type="float" office:value="0.925679078171747" calcext:value-type="float">
            <text:p>0.925679078171747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528" calcext:value-type="float">
            <text:p>528</text:p>
          </table:table-cell>
          <table:table-cell table:formula="of:=[.M52]" office:value-type="float" office:value="5" calcext:value-type="float">
            <text:p>5</text:p>
          </table:table-cell>
          <table:table-cell table:formula="of:=[.N52]" office:value-type="float" office:value="4" calcext:value-type="float">
            <text:p>4</text:p>
          </table:table-cell>
          <table:table-cell table:formula="of:=[.O52]" office:value-type="float" office:value="10" calcext:value-type="float">
            <text:p>10</text:p>
          </table:table-cell>
          <table:table-cell table:formula="of:=(0.659-[.M53]/[.N53]*(1-[.L53]/(2^[.O53]-1)))/0.00132-40" office:value-type="float" office:value="1.03128054740959" calcext:value-type="float">
            <text:p>1.03128054740959</text:p>
          </table:table-cell>
          <table:table-cell table:formula="of:=[.P52]-[.P53]" office:value-type="float" office:value="0.925679078171747" calcext:value-type="float">
            <text:p>0.925679078171747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-102" calcext:value-type="float">
            <text:p>-102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527" calcext:value-type="float">
            <text:p>527</text:p>
          </table:table-cell>
          <table:table-cell table:formula="of:=[.M53]" office:value-type="float" office:value="5" calcext:value-type="float">
            <text:p>5</text:p>
          </table:table-cell>
          <table:table-cell table:formula="of:=[.N53]" office:value-type="float" office:value="4" calcext:value-type="float">
            <text:p>4</text:p>
          </table:table-cell>
          <table:table-cell table:formula="of:=[.O53]" office:value-type="float" office:value="10" calcext:value-type="float">
            <text:p>10</text:p>
          </table:table-cell>
          <table:table-cell table:formula="of:=(0.659-[.M54]/[.N54]*(1-[.L54]/(2^[.O54]-1)))/0.00132-40" office:value-type="float" office:value="0.10560146923784" calcext:value-type="float">
            <text:p>0.10560146923784</text:p>
          </table:table-cell>
          <table:table-cell table:formula="of:=[.P53]-[.P54]" office:value-type="float" office:value="0.925679078171747" calcext:value-type="float">
            <text:p>0.925679078171747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-91" calcext:value-type="float">
            <text:p>-91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526" calcext:value-type="float">
            <text:p>526</text:p>
          </table:table-cell>
          <table:table-cell table:formula="of:=[.M54]" office:value-type="float" office:value="5" calcext:value-type="float">
            <text:p>5</text:p>
          </table:table-cell>
          <table:table-cell table:formula="of:=[.N54]" office:value-type="float" office:value="4" calcext:value-type="float">
            <text:p>4</text:p>
          </table:table-cell>
          <table:table-cell table:formula="of:=[.O54]" office:value-type="float" office:value="10" calcext:value-type="float">
            <text:p>10</text:p>
          </table:table-cell>
          <table:table-cell table:formula="of:=(0.659-[.M55]/[.N55]*(1-[.L55]/(2^[.O55]-1)))/0.00132-40" office:value-type="float" office:value="-0.8200776089339" calcext:value-type="float">
            <text:p>-0.8200776089339</text:p>
          </table:table-cell>
          <table:table-cell table:formula="of:=[.P54]-[.P55]" office:value-type="float" office:value="0.92567907817174" calcext:value-type="float">
            <text:p>0.92567907817174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-81" calcext:value-type="float">
            <text:p>-81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525" calcext:value-type="float">
            <text:p>525</text:p>
          </table:table-cell>
          <table:table-cell table:formula="of:=[.M55]" office:value-type="float" office:value="5" calcext:value-type="float">
            <text:p>5</text:p>
          </table:table-cell>
          <table:table-cell table:formula="of:=[.N55]" office:value-type="float" office:value="4" calcext:value-type="float">
            <text:p>4</text:p>
          </table:table-cell>
          <table:table-cell table:formula="of:=[.O55]" office:value-type="float" office:value="10" calcext:value-type="float">
            <text:p>10</text:p>
          </table:table-cell>
          <table:table-cell table:formula="of:=(0.659-[.M56]/[.N56]*(1-[.L56]/(2^[.O56]-1)))/0.00132-40" office:value-type="float" office:value="-1.74575668710565" calcext:value-type="float">
            <text:p>-1.74575668710565</text:p>
          </table:table-cell>
          <table:table-cell table:formula="of:=[.P55]-[.P56]" office:value-type="float" office:value="0.925679078171747" calcext:value-type="float">
            <text:p>0.925679078171747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-70" calcext:value-type="float">
            <text:p>-70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524" calcext:value-type="float">
            <text:p>524</text:p>
          </table:table-cell>
          <table:table-cell table:formula="of:=[.M56]" office:value-type="float" office:value="5" calcext:value-type="float">
            <text:p>5</text:p>
          </table:table-cell>
          <table:table-cell table:formula="of:=[.N56]" office:value-type="float" office:value="4" calcext:value-type="float">
            <text:p>4</text:p>
          </table:table-cell>
          <table:table-cell table:formula="of:=[.O56]" office:value-type="float" office:value="10" calcext:value-type="float">
            <text:p>10</text:p>
          </table:table-cell>
          <table:table-cell table:formula="of:=(0.659-[.M57]/[.N57]*(1-[.L57]/(2^[.O57]-1)))/0.00132-40" office:value-type="float" office:value="-2.67143576527739" calcext:value-type="float">
            <text:p>-2.67143576527739</text:p>
          </table:table-cell>
          <table:table-cell table:formula="of:=[.P56]-[.P57]" office:value-type="float" office:value="0.925679078171747" calcext:value-type="float">
            <text:p>0.925679078171747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-59" calcext:value-type="float">
            <text:p>-59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523" calcext:value-type="float">
            <text:p>523</text:p>
          </table:table-cell>
          <table:table-cell table:formula="of:=[.M57]" office:value-type="float" office:value="5" calcext:value-type="float">
            <text:p>5</text:p>
          </table:table-cell>
          <table:table-cell table:formula="of:=[.N57]" office:value-type="float" office:value="4" calcext:value-type="float">
            <text:p>4</text:p>
          </table:table-cell>
          <table:table-cell table:formula="of:=[.O57]" office:value-type="float" office:value="10" calcext:value-type="float">
            <text:p>10</text:p>
          </table:table-cell>
          <table:table-cell table:formula="of:=(0.659-[.M58]/[.N58]*(1-[.L58]/(2^[.O58]-1)))/0.00132-40" office:value-type="float" office:value="-3.59711484344914" calcext:value-type="float">
            <text:p>-3.59711484344914</text:p>
          </table:table-cell>
          <table:table-cell table:formula="of:=[.P57]-[.P58]" office:value-type="float" office:value="0.925679078171747" calcext:value-type="float">
            <text:p>0.925679078171747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-48" calcext:value-type="float">
            <text:p>-48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22" calcext:value-type="float">
            <text:p>522</text:p>
          </table:table-cell>
          <table:table-cell table:formula="of:=[.M58]" office:value-type="float" office:value="5" calcext:value-type="float">
            <text:p>5</text:p>
          </table:table-cell>
          <table:table-cell table:formula="of:=[.N58]" office:value-type="float" office:value="4" calcext:value-type="float">
            <text:p>4</text:p>
          </table:table-cell>
          <table:table-cell table:formula="of:=[.O58]" office:value-type="float" office:value="10" calcext:value-type="float">
            <text:p>10</text:p>
          </table:table-cell>
          <table:table-cell table:formula="of:=(0.659-[.M59]/[.N59]*(1-[.L59]/(2^[.O59]-1)))/0.00132-40" office:value-type="float" office:value="-4.52279392162089" calcext:value-type="float">
            <text:p>-4.52279392162089</text:p>
          </table:table-cell>
          <table:table-cell table:formula="of:=[.P58]-[.P59]" office:value-type="float" office:value="0.925679078171747" calcext:value-type="float">
            <text:p>0.925679078171747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-37" calcext:value-type="float">
            <text:p>-37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521" calcext:value-type="float">
            <text:p>521</text:p>
          </table:table-cell>
          <table:table-cell table:formula="of:=[.M59]" office:value-type="float" office:value="5" calcext:value-type="float">
            <text:p>5</text:p>
          </table:table-cell>
          <table:table-cell table:formula="of:=[.N59]" office:value-type="float" office:value="4" calcext:value-type="float">
            <text:p>4</text:p>
          </table:table-cell>
          <table:table-cell table:formula="of:=[.O59]" office:value-type="float" office:value="10" calcext:value-type="float">
            <text:p>10</text:p>
          </table:table-cell>
          <table:table-cell table:formula="of:=(0.659-[.M60]/[.N60]*(1-[.L60]/(2^[.O60]-1)))/0.00132-40" office:value-type="float" office:value="-5.44847299979264" calcext:value-type="float">
            <text:p>-5.44847299979264</text:p>
          </table:table-cell>
          <table:table-cell table:formula="of:=[.P59]-[.P60]" office:value-type="float" office:value="0.925679078171747" calcext:value-type="float">
            <text:p>0.925679078171747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-27" calcext:value-type="float">
            <text:p>-27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520" calcext:value-type="float">
            <text:p>520</text:p>
          </table:table-cell>
          <table:table-cell table:formula="of:=[.M60]" office:value-type="float" office:value="5" calcext:value-type="float">
            <text:p>5</text:p>
          </table:table-cell>
          <table:table-cell table:formula="of:=[.N60]" office:value-type="float" office:value="4" calcext:value-type="float">
            <text:p>4</text:p>
          </table:table-cell>
          <table:table-cell table:formula="of:=[.O60]" office:value-type="float" office:value="10" calcext:value-type="float">
            <text:p>10</text:p>
          </table:table-cell>
          <table:table-cell table:formula="of:=(0.659-[.M61]/[.N61]*(1-[.L61]/(2^[.O61]-1)))/0.00132-40" office:value-type="float" office:value="-6.37415207796438" calcext:value-type="float">
            <text:p>-6.37415207796438</text:p>
          </table:table-cell>
          <table:table-cell table:formula="of:=[.P60]-[.P61]" office:value-type="float" office:value="0.925679078171747" calcext:value-type="float">
            <text:p>0.925679078171747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-16" calcext:value-type="float">
            <text:p>-16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519" calcext:value-type="float">
            <text:p>519</text:p>
          </table:table-cell>
          <table:table-cell table:formula="of:=[.M61]" office:value-type="float" office:value="5" calcext:value-type="float">
            <text:p>5</text:p>
          </table:table-cell>
          <table:table-cell table:formula="of:=[.N61]" office:value-type="float" office:value="4" calcext:value-type="float">
            <text:p>4</text:p>
          </table:table-cell>
          <table:table-cell table:formula="of:=[.O61]" office:value-type="float" office:value="10" calcext:value-type="float">
            <text:p>10</text:p>
          </table:table-cell>
          <table:table-cell table:formula="of:=(0.659-[.M62]/[.N62]*(1-[.L62]/(2^[.O62]-1)))/0.00132-40" office:value-type="float" office:value="-7.29983115613612" calcext:value-type="float">
            <text:p>-7.29983115613612</text:p>
          </table:table-cell>
          <table:table-cell table:formula="of:=[.P61]-[.P62]" office:value-type="float" office:value="0.92567907817174" calcext:value-type="float">
            <text:p>0.92567907817174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-5" calcext:value-type="float">
            <text:p>-5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18" calcext:value-type="float">
            <text:p>518</text:p>
          </table:table-cell>
          <table:table-cell table:formula="of:=[.M62]" office:value-type="float" office:value="5" calcext:value-type="float">
            <text:p>5</text:p>
          </table:table-cell>
          <table:table-cell table:formula="of:=[.N62]" office:value-type="float" office:value="4" calcext:value-type="float">
            <text:p>4</text:p>
          </table:table-cell>
          <table:table-cell table:formula="of:=[.O62]" office:value-type="float" office:value="10" calcext:value-type="float">
            <text:p>10</text:p>
          </table:table-cell>
          <table:table-cell table:formula="of:=(0.659-[.M63]/[.N63]*(1-[.L63]/(2^[.O63]-1)))/0.00132-40" office:value-type="float" office:value="-8.22551023430787" calcext:value-type="float">
            <text:p>-8.22551023430787</text:p>
          </table:table-cell>
          <table:table-cell table:formula="of:=[.P62]-[.P63]" office:value-type="float" office:value="0.925679078171747" calcext:value-type="float">
            <text:p>0.925679078171747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517" calcext:value-type="float">
            <text:p>517</text:p>
          </table:table-cell>
          <table:table-cell table:formula="of:=[.M63]" office:value-type="float" office:value="5" calcext:value-type="float">
            <text:p>5</text:p>
          </table:table-cell>
          <table:table-cell table:formula="of:=[.N63]" office:value-type="float" office:value="4" calcext:value-type="float">
            <text:p>4</text:p>
          </table:table-cell>
          <table:table-cell table:formula="of:=[.O63]" office:value-type="float" office:value="10" calcext:value-type="float">
            <text:p>10</text:p>
          </table:table-cell>
          <table:table-cell table:formula="of:=(0.659-[.M64]/[.N64]*(1-[.L64]/(2^[.O64]-1)))/0.00132-40" office:value-type="float" office:value="-9.15118931247962" calcext:value-type="float">
            <text:p>-9.15118931247962</text:p>
          </table:table-cell>
          <table:table-cell table:formula="of:=[.P63]-[.P64]" office:value-type="float" office:value="0.925679078171747" calcext:value-type="float">
            <text:p>0.925679078171747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516" calcext:value-type="float">
            <text:p>516</text:p>
          </table:table-cell>
          <table:table-cell table:formula="of:=[.M64]" office:value-type="float" office:value="5" calcext:value-type="float">
            <text:p>5</text:p>
          </table:table-cell>
          <table:table-cell table:formula="of:=[.N64]" office:value-type="float" office:value="4" calcext:value-type="float">
            <text:p>4</text:p>
          </table:table-cell>
          <table:table-cell table:formula="of:=[.O64]" office:value-type="float" office:value="10" calcext:value-type="float">
            <text:p>10</text:p>
          </table:table-cell>
          <table:table-cell table:formula="of:=(0.659-[.M65]/[.N65]*(1-[.L65]/(2^[.O65]-1)))/0.00132-40" office:value-type="float" office:value="-10.0768683906514" calcext:value-type="float">
            <text:p>-10.0768683906514</text:p>
          </table:table-cell>
          <table:table-cell table:formula="of:=[.P64]-[.P65]" office:value-type="float" office:value="0.925679078171747" calcext:value-type="float">
            <text:p>0.925679078171747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515" calcext:value-type="float">
            <text:p>515</text:p>
          </table:table-cell>
          <table:table-cell table:formula="of:=[.M65]" office:value-type="float" office:value="5" calcext:value-type="float">
            <text:p>5</text:p>
          </table:table-cell>
          <table:table-cell table:formula="of:=[.N65]" office:value-type="float" office:value="4" calcext:value-type="float">
            <text:p>4</text:p>
          </table:table-cell>
          <table:table-cell table:formula="of:=[.O65]" office:value-type="float" office:value="10" calcext:value-type="float">
            <text:p>10</text:p>
          </table:table-cell>
          <table:table-cell table:formula="of:=(0.659-[.M66]/[.N66]*(1-[.L66]/(2^[.O66]-1)))/0.00132-40" office:value-type="float" office:value="-11.0025474688231" calcext:value-type="float">
            <text:p>-11.0025474688231</text:p>
          </table:table-cell>
          <table:table-cell table:formula="of:=[.P65]-[.P66]" office:value-type="float" office:value="0.925679078171747" calcext:value-type="float">
            <text:p>0.925679078171747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514" calcext:value-type="float">
            <text:p>514</text:p>
          </table:table-cell>
          <table:table-cell table:formula="of:=[.M66]" office:value-type="float" office:value="5" calcext:value-type="float">
            <text:p>5</text:p>
          </table:table-cell>
          <table:table-cell table:formula="of:=[.N66]" office:value-type="float" office:value="4" calcext:value-type="float">
            <text:p>4</text:p>
          </table:table-cell>
          <table:table-cell table:formula="of:=[.O66]" office:value-type="float" office:value="10" calcext:value-type="float">
            <text:p>10</text:p>
          </table:table-cell>
          <table:table-cell table:formula="of:=(0.659-[.M67]/[.N67]*(1-[.L67]/(2^[.O67]-1)))/0.00132-40" office:value-type="float" office:value="-11.9282265469949" calcext:value-type="float">
            <text:p>-11.9282265469949</text:p>
          </table:table-cell>
          <table:table-cell table:formula="of:=[.P66]-[.P67]" office:value-type="float" office:value="0.925679078171743" calcext:value-type="float">
            <text:p>0.925679078171743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513" calcext:value-type="float">
            <text:p>513</text:p>
          </table:table-cell>
          <table:table-cell table:formula="of:=[.M67]" office:value-type="float" office:value="5" calcext:value-type="float">
            <text:p>5</text:p>
          </table:table-cell>
          <table:table-cell table:formula="of:=[.N67]" office:value-type="float" office:value="4" calcext:value-type="float">
            <text:p>4</text:p>
          </table:table-cell>
          <table:table-cell table:formula="of:=[.O67]" office:value-type="float" office:value="10" calcext:value-type="float">
            <text:p>10</text:p>
          </table:table-cell>
          <table:table-cell table:formula="of:=(0.659-[.M68]/[.N68]*(1-[.L68]/(2^[.O68]-1)))/0.00132-40" office:value-type="float" office:value="-12.8539056251666" calcext:value-type="float">
            <text:p>-12.8539056251666</text:p>
          </table:table-cell>
          <table:table-cell table:formula="of:=[.P67]-[.P68]" office:value-type="float" office:value="0.925679078171747" calcext:value-type="float">
            <text:p>0.925679078171747</text:p>
          </table:table-cell>
          <table:table-cell table:number-columns-repeated="6"/>
        </table:table-row>
        <table:table-row table:style-name="ro1">
          <table:table-cell table:number-columns-repeated="7"/>
          <table:table-cell table:number-columns-repeated="2" office:value-type="float" office:value="60" calcext:value-type="float">
            <text:p>60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table:formula="of:=[.M68]" office:value-type="float" office:value="5" calcext:value-type="float">
            <text:p>5</text:p>
          </table:table-cell>
          <table:table-cell table:formula="of:=[.N68]" office:value-type="float" office:value="4" calcext:value-type="float">
            <text:p>4</text:p>
          </table:table-cell>
          <table:table-cell table:formula="of:=[.O68]" office:value-type="float" office:value="10" calcext:value-type="float">
            <text:p>10</text:p>
          </table:table-cell>
          <table:table-cell table:formula="of:=(0.659-[.M69]/[.N69]*(1-[.L69]/(2^[.O69]-1)))/0.00132-40" office:value-type="float" office:value="-13.7795847033383" calcext:value-type="float">
            <text:p>-13.7795847033383</text:p>
          </table:table-cell>
          <table:table-cell table:formula="of:=[.P68]-[.P69]" office:value-type="float" office:value="0.925679078171747" calcext:value-type="float">
            <text:p>0.925679078171747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511" calcext:value-type="float">
            <text:p>511</text:p>
          </table:table-cell>
          <table:table-cell table:formula="of:=[.M69]" office:value-type="float" office:value="5" calcext:value-type="float">
            <text:p>5</text:p>
          </table:table-cell>
          <table:table-cell table:formula="of:=[.N69]" office:value-type="float" office:value="4" calcext:value-type="float">
            <text:p>4</text:p>
          </table:table-cell>
          <table:table-cell table:formula="of:=[.O69]" office:value-type="float" office:value="10" calcext:value-type="float">
            <text:p>10</text:p>
          </table:table-cell>
          <table:table-cell table:formula="of:=(0.659-[.M70]/[.N70]*(1-[.L70]/(2^[.O70]-1)))/0.00132-40" office:value-type="float" office:value="-14.7052637815101" calcext:value-type="float">
            <text:p>-14.7052637815101</text:p>
          </table:table-cell>
          <table:table-cell table:formula="of:=[.P69]-[.P70]" office:value-type="float" office:value="0.925679078171743" calcext:value-type="float">
            <text:p>0.925679078171743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81" calcext:value-type="float">
            <text:p>81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510" calcext:value-type="float">
            <text:p>510</text:p>
          </table:table-cell>
          <table:table-cell table:formula="of:=[.M70]" office:value-type="float" office:value="5" calcext:value-type="float">
            <text:p>5</text:p>
          </table:table-cell>
          <table:table-cell table:formula="of:=[.N70]" office:value-type="float" office:value="4" calcext:value-type="float">
            <text:p>4</text:p>
          </table:table-cell>
          <table:table-cell table:formula="of:=[.O70]" office:value-type="float" office:value="10" calcext:value-type="float">
            <text:p>10</text:p>
          </table:table-cell>
          <table:table-cell table:formula="of:=(0.659-[.M71]/[.N71]*(1-[.L71]/(2^[.O71]-1)))/0.00132-40" office:value-type="float" office:value="-15.6309428596818" calcext:value-type="float">
            <text:p>-15.6309428596818</text:p>
          </table:table-cell>
          <table:table-cell table:formula="of:=[.P70]-[.P71]" office:value-type="float" office:value="0.925679078171747" calcext:value-type="float">
            <text:p>0.925679078171747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509" calcext:value-type="float">
            <text:p>509</text:p>
          </table:table-cell>
          <table:table-cell table:formula="of:=[.M71]" office:value-type="float" office:value="5" calcext:value-type="float">
            <text:p>5</text:p>
          </table:table-cell>
          <table:table-cell table:formula="of:=[.N71]" office:value-type="float" office:value="4" calcext:value-type="float">
            <text:p>4</text:p>
          </table:table-cell>
          <table:table-cell table:formula="of:=[.O71]" office:value-type="float" office:value="10" calcext:value-type="float">
            <text:p>10</text:p>
          </table:table-cell>
          <table:table-cell table:formula="of:=(0.659-[.M72]/[.N72]*(1-[.L72]/(2^[.O72]-1)))/0.00132-40" office:value-type="float" office:value="-16.5566219378536" calcext:value-type="float">
            <text:p>-16.5566219378536</text:p>
          </table:table-cell>
          <table:table-cell table:formula="of:=[.P71]-[.P72]" office:value-type="float" office:value="0.925679078171747" calcext:value-type="float">
            <text:p>0.925679078171747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103" calcext:value-type="float">
            <text:p>103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508" calcext:value-type="float">
            <text:p>508</text:p>
          </table:table-cell>
          <table:table-cell table:formula="of:=[.M72]" office:value-type="float" office:value="5" calcext:value-type="float">
            <text:p>5</text:p>
          </table:table-cell>
          <table:table-cell table:formula="of:=[.N72]" office:value-type="float" office:value="4" calcext:value-type="float">
            <text:p>4</text:p>
          </table:table-cell>
          <table:table-cell table:formula="of:=[.O72]" office:value-type="float" office:value="10" calcext:value-type="float">
            <text:p>10</text:p>
          </table:table-cell>
          <table:table-cell table:formula="of:=(0.659-[.M73]/[.N73]*(1-[.L73]/(2^[.O73]-1)))/0.00132-40" office:value-type="float" office:value="-17.4823010160253" calcext:value-type="float">
            <text:p>-17.4823010160253</text:p>
          </table:table-cell>
          <table:table-cell table:formula="of:=[.P72]-[.P73]" office:value-type="float" office:value="0.925679078171747" calcext:value-type="float">
            <text:p>0.925679078171747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114" calcext:value-type="float">
            <text:p>114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table:formula="of:=[.M73]" office:value-type="float" office:value="5" calcext:value-type="float">
            <text:p>5</text:p>
          </table:table-cell>
          <table:table-cell table:formula="of:=[.N73]" office:value-type="float" office:value="4" calcext:value-type="float">
            <text:p>4</text:p>
          </table:table-cell>
          <table:table-cell table:formula="of:=[.O73]" office:value-type="float" office:value="10" calcext:value-type="float">
            <text:p>10</text:p>
          </table:table-cell>
          <table:table-cell table:formula="of:=(0.659-[.M74]/[.N74]*(1-[.L74]/(2^[.O74]-1)))/0.00132-40" office:value-type="float" office:value="-18.4079800941971" calcext:value-type="float">
            <text:p>-18.4079800941971</text:p>
          </table:table-cell>
          <table:table-cell table:formula="of:=[.P73]-[.P74]" office:value-type="float" office:value="0.925679078171743" calcext:value-type="float">
            <text:p>0.925679078171743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125" calcext:value-type="float">
            <text:p>125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table:formula="of:=[.M74]" office:value-type="float" office:value="5" calcext:value-type="float">
            <text:p>5</text:p>
          </table:table-cell>
          <table:table-cell table:formula="of:=[.N74]" office:value-type="float" office:value="4" calcext:value-type="float">
            <text:p>4</text:p>
          </table:table-cell>
          <table:table-cell table:formula="of:=[.O74]" office:value-type="float" office:value="10" calcext:value-type="float">
            <text:p>10</text:p>
          </table:table-cell>
          <table:table-cell table:formula="of:=(0.659-[.M75]/[.N75]*(1-[.L75]/(2^[.O75]-1)))/0.00132-40" office:value-type="float" office:value="-19.3336591723688" calcext:value-type="float">
            <text:p>-19.3336591723688</text:p>
          </table:table-cell>
          <table:table-cell table:formula="of:=[.P74]-[.P75]" office:value-type="float" office:value="0.925679078171747" calcext:value-type="float">
            <text:p>0.925679078171747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135" calcext:value-type="float">
            <text:p>135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table:formula="of:=[.M75]" office:value-type="float" office:value="5" calcext:value-type="float">
            <text:p>5</text:p>
          </table:table-cell>
          <table:table-cell table:formula="of:=[.N75]" office:value-type="float" office:value="4" calcext:value-type="float">
            <text:p>4</text:p>
          </table:table-cell>
          <table:table-cell table:formula="of:=[.O75]" office:value-type="float" office:value="10" calcext:value-type="float">
            <text:p>10</text:p>
          </table:table-cell>
          <table:table-cell table:formula="of:=(0.659-[.M76]/[.N76]*(1-[.L76]/(2^[.O76]-1)))/0.00132-40" office:value-type="float" office:value="-20.2593382505406" calcext:value-type="float">
            <text:p>-20.2593382505406</text:p>
          </table:table-cell>
          <table:table-cell table:formula="of:=[.P75]-[.P76]" office:value-type="float" office:value="0.925679078171747" calcext:value-type="float">
            <text:p>0.925679078171747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3"/>
          <table:table-cell office:value-type="float" office:value="504" calcext:value-type="float">
            <text:p>504</text:p>
          </table:table-cell>
          <table:table-cell table:formula="of:=[.M76]" office:value-type="float" office:value="5" calcext:value-type="float">
            <text:p>5</text:p>
          </table:table-cell>
          <table:table-cell table:formula="of:=[.N76]" office:value-type="float" office:value="4" calcext:value-type="float">
            <text:p>4</text:p>
          </table:table-cell>
          <table:table-cell table:formula="of:=[.O76]" office:value-type="float" office:value="10" calcext:value-type="float">
            <text:p>10</text:p>
          </table:table-cell>
          <table:table-cell table:formula="of:=(0.659-[.M77]/[.N77]*(1-[.L77]/(2^[.O77]-1)))/0.00132-40" office:value-type="float" office:value="-21.1850173287123" calcext:value-type="float">
            <text:p>-21.1850173287123</text:p>
          </table:table-cell>
          <table:table-cell table:formula="of:=[.P76]-[.P77]" office:value-type="float" office:value="0.925679078171743" calcext:value-type="float">
            <text:p>0.925679078171743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157" calcext:value-type="float">
            <text:p>157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table:formula="of:=[.M77]" office:value-type="float" office:value="5" calcext:value-type="float">
            <text:p>5</text:p>
          </table:table-cell>
          <table:table-cell table:formula="of:=[.N77]" office:value-type="float" office:value="4" calcext:value-type="float">
            <text:p>4</text:p>
          </table:table-cell>
          <table:table-cell table:formula="of:=[.O77]" office:value-type="float" office:value="10" calcext:value-type="float">
            <text:p>10</text:p>
          </table:table-cell>
          <table:table-cell table:formula="of:=(0.659-[.M78]/[.N78]*(1-[.L78]/(2^[.O78]-1)))/0.00132-40" office:value-type="float" office:value="-22.1106964068841" calcext:value-type="float">
            <text:p>-22.1106964068841</text:p>
          </table:table-cell>
          <table:table-cell table:formula="of:=[.P77]-[.P78]" office:value-type="float" office:value="0.925679078171747" calcext:value-type="float">
            <text:p>0.925679078171747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168" calcext:value-type="float">
            <text:p>168</text:p>
          </table:table-cell>
          <table:table-cell table:number-columns-repeated="3"/>
          <table:table-cell office:value-type="float" office:value="502" calcext:value-type="float">
            <text:p>502</text:p>
          </table:table-cell>
          <table:table-cell table:formula="of:=[.M78]" office:value-type="float" office:value="5" calcext:value-type="float">
            <text:p>5</text:p>
          </table:table-cell>
          <table:table-cell table:formula="of:=[.N78]" office:value-type="float" office:value="4" calcext:value-type="float">
            <text:p>4</text:p>
          </table:table-cell>
          <table:table-cell table:formula="of:=[.O78]" office:value-type="float" office:value="10" calcext:value-type="float">
            <text:p>10</text:p>
          </table:table-cell>
          <table:table-cell table:formula="of:=(0.659-[.M79]/[.N79]*(1-[.L79]/(2^[.O79]-1)))/0.00132-40" office:value-type="float" office:value="-23.0363754850558" calcext:value-type="float">
            <text:p>-23.0363754850558</text:p>
          </table:table-cell>
          <table:table-cell table:formula="of:=[.P78]-[.P79]" office:value-type="float" office:value="0.925679078171747" calcext:value-type="float">
            <text:p>0.925679078171747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179" calcext:value-type="float">
            <text:p>179</text:p>
          </table:table-cell>
          <table:table-cell table:number-columns-repeated="3"/>
          <table:table-cell office:value-type="float" office:value="501" calcext:value-type="float">
            <text:p>501</text:p>
          </table:table-cell>
          <table:table-cell table:formula="of:=[.M79]" office:value-type="float" office:value="5" calcext:value-type="float">
            <text:p>5</text:p>
          </table:table-cell>
          <table:table-cell table:formula="of:=[.N79]" office:value-type="float" office:value="4" calcext:value-type="float">
            <text:p>4</text:p>
          </table:table-cell>
          <table:table-cell table:formula="of:=[.O79]" office:value-type="float" office:value="10" calcext:value-type="float">
            <text:p>10</text:p>
          </table:table-cell>
          <table:table-cell table:formula="of:=(0.659-[.M80]/[.N80]*(1-[.L80]/(2^[.O80]-1)))/0.00132-40" office:value-type="float" office:value="-23.9620545632276" calcext:value-type="float">
            <text:p>-23.9620545632276</text:p>
          </table:table-cell>
          <table:table-cell table:formula="of:=[.P79]-[.P80]" office:value-type="float" office:value="0.925679078171747" calcext:value-type="float">
            <text:p>0.925679078171747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189" calcext:value-type="float">
            <text:p>189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table:formula="of:=[.M80]" office:value-type="float" office:value="5" calcext:value-type="float">
            <text:p>5</text:p>
          </table:table-cell>
          <table:table-cell table:formula="of:=[.N80]" office:value-type="float" office:value="4" calcext:value-type="float">
            <text:p>4</text:p>
          </table:table-cell>
          <table:table-cell table:formula="of:=[.O80]" office:value-type="float" office:value="10" calcext:value-type="float">
            <text:p>10</text:p>
          </table:table-cell>
          <table:table-cell table:formula="of:=(0.659-[.M81]/[.N81]*(1-[.L81]/(2^[.O81]-1)))/0.00132-40" office:value-type="float" office:value="-24.8877336413993" calcext:value-type="float">
            <text:p>-24.8877336413993</text:p>
          </table:table-cell>
          <table:table-cell table:formula="of:=[.P80]-[.P81]" office:value-type="float" office:value="0.925679078171747" calcext:value-type="float">
            <text:p>0.925679078171747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200" calcext:value-type="float">
            <text:p>200</text:p>
          </table:table-cell>
          <table:table-cell table:number-columns-repeated="3"/>
          <table:table-cell office:value-type="float" office:value="499" calcext:value-type="float">
            <text:p>499</text:p>
          </table:table-cell>
          <table:table-cell table:formula="of:=[.M81]" office:value-type="float" office:value="5" calcext:value-type="float">
            <text:p>5</text:p>
          </table:table-cell>
          <table:table-cell table:formula="of:=[.N81]" office:value-type="float" office:value="4" calcext:value-type="float">
            <text:p>4</text:p>
          </table:table-cell>
          <table:table-cell table:formula="of:=[.O81]" office:value-type="float" office:value="10" calcext:value-type="float">
            <text:p>10</text:p>
          </table:table-cell>
          <table:table-cell table:formula="of:=(0.659-[.M82]/[.N82]*(1-[.L82]/(2^[.O82]-1)))/0.00132-40" office:value-type="float" office:value="-25.813412719571" calcext:value-type="float">
            <text:p>-25.813412719571</text:p>
          </table:table-cell>
          <table:table-cell table:formula="of:=[.P81]-[.P82]" office:value-type="float" office:value="0.925679078171743" calcext:value-type="float">
            <text:p>0.925679078171743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211" calcext:value-type="float">
            <text:p>211</text:p>
          </table:table-cell>
          <table:table-cell table:number-columns-repeated="3"/>
          <table:table-cell office:value-type="float" office:value="498" calcext:value-type="float">
            <text:p>498</text:p>
          </table:table-cell>
          <table:table-cell table:formula="of:=[.M82]" office:value-type="float" office:value="5" calcext:value-type="float">
            <text:p>5</text:p>
          </table:table-cell>
          <table:table-cell table:formula="of:=[.N82]" office:value-type="float" office:value="4" calcext:value-type="float">
            <text:p>4</text:p>
          </table:table-cell>
          <table:table-cell table:formula="of:=[.O82]" office:value-type="float" office:value="10" calcext:value-type="float">
            <text:p>10</text:p>
          </table:table-cell>
          <table:table-cell table:formula="of:=(0.659-[.M83]/[.N83]*(1-[.L83]/(2^[.O83]-1)))/0.00132-40" office:value-type="float" office:value="-26.7390917977428" calcext:value-type="float">
            <text:p>-26.7390917977428</text:p>
          </table:table-cell>
          <table:table-cell table:formula="of:=[.P82]-[.P83]" office:value-type="float" office:value="0.925679078171743" calcext:value-type="float">
            <text:p>0.925679078171743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222" calcext:value-type="float">
            <text:p>222</text:p>
          </table:table-cell>
          <table:table-cell table:number-columns-repeated="3"/>
          <table:table-cell office:value-type="float" office:value="497" calcext:value-type="float">
            <text:p>497</text:p>
          </table:table-cell>
          <table:table-cell table:formula="of:=[.M83]" office:value-type="float" office:value="5" calcext:value-type="float">
            <text:p>5</text:p>
          </table:table-cell>
          <table:table-cell table:formula="of:=[.N83]" office:value-type="float" office:value="4" calcext:value-type="float">
            <text:p>4</text:p>
          </table:table-cell>
          <table:table-cell table:formula="of:=[.O83]" office:value-type="float" office:value="10" calcext:value-type="float">
            <text:p>10</text:p>
          </table:table-cell>
          <table:table-cell table:formula="of:=(0.659-[.M84]/[.N84]*(1-[.L84]/(2^[.O84]-1)))/0.00132-40" office:value-type="float" office:value="-27.6647708759145" calcext:value-type="float">
            <text:p>-27.6647708759145</text:p>
          </table:table-cell>
          <table:table-cell table:formula="of:=[.P83]-[.P84]" office:value-type="float" office:value="0.925679078171747" calcext:value-type="float">
            <text:p>0.925679078171747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233" calcext:value-type="float">
            <text:p>233</text:p>
          </table:table-cell>
          <table:table-cell table:number-columns-repeated="3"/>
          <table:table-cell office:value-type="float" office:value="496" calcext:value-type="float">
            <text:p>496</text:p>
          </table:table-cell>
          <table:table-cell table:formula="of:=[.M84]" office:value-type="float" office:value="5" calcext:value-type="float">
            <text:p>5</text:p>
          </table:table-cell>
          <table:table-cell table:formula="of:=[.N84]" office:value-type="float" office:value="4" calcext:value-type="float">
            <text:p>4</text:p>
          </table:table-cell>
          <table:table-cell table:formula="of:=[.O84]" office:value-type="float" office:value="10" calcext:value-type="float">
            <text:p>10</text:p>
          </table:table-cell>
          <table:table-cell table:formula="of:=(0.659-[.M85]/[.N85]*(1-[.L85]/(2^[.O85]-1)))/0.00132-40" office:value-type="float" office:value="-28.5904499540863" calcext:value-type="float">
            <text:p>-28.5904499540863</text:p>
          </table:table-cell>
          <table:table-cell table:formula="of:=[.P84]-[.P85]" office:value-type="float" office:value="0.925679078171747" calcext:value-type="float">
            <text:p>0.925679078171747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243" calcext:value-type="float">
            <text:p>243</text:p>
          </table:table-cell>
          <table:table-cell table:number-columns-repeated="3"/>
          <table:table-cell office:value-type="float" office:value="495" calcext:value-type="float">
            <text:p>495</text:p>
          </table:table-cell>
          <table:table-cell table:formula="of:=[.M85]" office:value-type="float" office:value="5" calcext:value-type="float">
            <text:p>5</text:p>
          </table:table-cell>
          <table:table-cell table:formula="of:=[.N85]" office:value-type="float" office:value="4" calcext:value-type="float">
            <text:p>4</text:p>
          </table:table-cell>
          <table:table-cell table:formula="of:=[.O85]" office:value-type="float" office:value="10" calcext:value-type="float">
            <text:p>10</text:p>
          </table:table-cell>
          <table:table-cell table:formula="of:=(0.659-[.M86]/[.N86]*(1-[.L86]/(2^[.O86]-1)))/0.00132-40" office:value-type="float" office:value="-29.516129032258" calcext:value-type="float">
            <text:p>-29.516129032258</text:p>
          </table:table-cell>
          <table:table-cell table:formula="of:=[.P85]-[.P86]" office:value-type="float" office:value="0.925679078171747" calcext:value-type="float">
            <text:p>0.925679078171747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254" calcext:value-type="float">
            <text:p>254</text:p>
          </table:table-cell>
          <table:table-cell table:number-columns-repeated="3"/>
          <table:table-cell office:value-type="float" office:value="494" calcext:value-type="float">
            <text:p>494</text:p>
          </table:table-cell>
          <table:table-cell table:formula="of:=[.M86]" office:value-type="float" office:value="5" calcext:value-type="float">
            <text:p>5</text:p>
          </table:table-cell>
          <table:table-cell table:formula="of:=[.N86]" office:value-type="float" office:value="4" calcext:value-type="float">
            <text:p>4</text:p>
          </table:table-cell>
          <table:table-cell table:formula="of:=[.O86]" office:value-type="float" office:value="10" calcext:value-type="float">
            <text:p>10</text:p>
          </table:table-cell>
          <table:table-cell table:formula="of:=(0.659-[.M87]/[.N87]*(1-[.L87]/(2^[.O87]-1)))/0.00132-40" office:value-type="float" office:value="-30.4418081104298" calcext:value-type="float">
            <text:p>-30.4418081104298</text:p>
          </table:table-cell>
          <table:table-cell table:formula="of:=[.P86]-[.P87]" office:value-type="float" office:value="0.925679078171747" calcext:value-type="float">
            <text:p>0.925679078171747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265" calcext:value-type="float">
            <text:p>265</text:p>
          </table:table-cell>
          <table:table-cell table:number-columns-repeated="3"/>
          <table:table-cell office:value-type="float" office:value="493" calcext:value-type="float">
            <text:p>493</text:p>
          </table:table-cell>
          <table:table-cell table:formula="of:=[.M87]" office:value-type="float" office:value="5" calcext:value-type="float">
            <text:p>5</text:p>
          </table:table-cell>
          <table:table-cell table:formula="of:=[.N87]" office:value-type="float" office:value="4" calcext:value-type="float">
            <text:p>4</text:p>
          </table:table-cell>
          <table:table-cell table:formula="of:=[.O87]" office:value-type="float" office:value="10" calcext:value-type="float">
            <text:p>10</text:p>
          </table:table-cell>
          <table:table-cell table:formula="of:=(0.659-[.M88]/[.N88]*(1-[.L88]/(2^[.O88]-1)))/0.00132-40" office:value-type="float" office:value="-31.3674871886015" calcext:value-type="float">
            <text:p>-31.3674871886015</text:p>
          </table:table-cell>
          <table:table-cell table:formula="of:=[.P87]-[.P88]" office:value-type="float" office:value="0.925679078171747" calcext:value-type="float">
            <text:p>0.925679078171747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276" calcext:value-type="float">
            <text:p>276</text:p>
          </table:table-cell>
          <table:table-cell table:number-columns-repeated="3"/>
          <table:table-cell office:value-type="float" office:value="492" calcext:value-type="float">
            <text:p>492</text:p>
          </table:table-cell>
          <table:table-cell table:formula="of:=[.M88]" office:value-type="float" office:value="5" calcext:value-type="float">
            <text:p>5</text:p>
          </table:table-cell>
          <table:table-cell table:formula="of:=[.N88]" office:value-type="float" office:value="4" calcext:value-type="float">
            <text:p>4</text:p>
          </table:table-cell>
          <table:table-cell table:formula="of:=[.O88]" office:value-type="float" office:value="10" calcext:value-type="float">
            <text:p>10</text:p>
          </table:table-cell>
          <table:table-cell table:formula="of:=(0.659-[.M89]/[.N89]*(1-[.L89]/(2^[.O89]-1)))/0.00132-40" office:value-type="float" office:value="-32.2931662667733" calcext:value-type="float">
            <text:p>-32.2931662667733</text:p>
          </table:table-cell>
          <table:table-cell table:formula="of:=[.P88]-[.P89]" office:value-type="float" office:value="0.925679078171747" calcext:value-type="float">
            <text:p>0.925679078171747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287" calcext:value-type="float">
            <text:p>287</text:p>
          </table:table-cell>
          <table:table-cell table:number-columns-repeated="3"/>
          <table:table-cell office:value-type="float" office:value="491" calcext:value-type="float">
            <text:p>491</text:p>
          </table:table-cell>
          <table:table-cell table:formula="of:=[.M89]" office:value-type="float" office:value="5" calcext:value-type="float">
            <text:p>5</text:p>
          </table:table-cell>
          <table:table-cell table:formula="of:=[.N89]" office:value-type="float" office:value="4" calcext:value-type="float">
            <text:p>4</text:p>
          </table:table-cell>
          <table:table-cell table:formula="of:=[.O89]" office:value-type="float" office:value="10" calcext:value-type="float">
            <text:p>10</text:p>
          </table:table-cell>
          <table:table-cell table:formula="of:=(0.659-[.M90]/[.N90]*(1-[.L90]/(2^[.O90]-1)))/0.00132-40" office:value-type="float" office:value="-33.218845344945" calcext:value-type="float">
            <text:p>-33.218845344945</text:p>
          </table:table-cell>
          <table:table-cell table:formula="of:=[.P89]-[.P90]" office:value-type="float" office:value="0.92567907817174" calcext:value-type="float">
            <text:p>0.92567907817174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297" calcext:value-type="float">
            <text:p>297</text:p>
          </table:table-cell>
          <table:table-cell table:number-columns-repeated="3"/>
          <table:table-cell office:value-type="float" office:value="490" calcext:value-type="float">
            <text:p>490</text:p>
          </table:table-cell>
          <table:table-cell table:formula="of:=[.M90]" office:value-type="float" office:value="5" calcext:value-type="float">
            <text:p>5</text:p>
          </table:table-cell>
          <table:table-cell table:formula="of:=[.N90]" office:value-type="float" office:value="4" calcext:value-type="float">
            <text:p>4</text:p>
          </table:table-cell>
          <table:table-cell table:formula="of:=[.O90]" office:value-type="float" office:value="10" calcext:value-type="float">
            <text:p>10</text:p>
          </table:table-cell>
          <table:table-cell table:formula="of:=(0.659-[.M91]/[.N91]*(1-[.L91]/(2^[.O91]-1)))/0.00132-40" office:value-type="float" office:value="-34.1445244231168" calcext:value-type="float">
            <text:p>-34.1445244231168</text:p>
          </table:table-cell>
          <table:table-cell table:formula="of:=[.P90]-[.P91]" office:value-type="float" office:value="0.925679078171747" calcext:value-type="float">
            <text:p>0.925679078171747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308" calcext:value-type="float">
            <text:p>308</text:p>
          </table:table-cell>
          <table:table-cell table:number-columns-repeated="3"/>
          <table:table-cell office:value-type="float" office:value="489" calcext:value-type="float">
            <text:p>489</text:p>
          </table:table-cell>
          <table:table-cell table:formula="of:=[.M91]" office:value-type="float" office:value="5" calcext:value-type="float">
            <text:p>5</text:p>
          </table:table-cell>
          <table:table-cell table:formula="of:=[.N91]" office:value-type="float" office:value="4" calcext:value-type="float">
            <text:p>4</text:p>
          </table:table-cell>
          <table:table-cell table:formula="of:=[.O91]" office:value-type="float" office:value="10" calcext:value-type="float">
            <text:p>10</text:p>
          </table:table-cell>
          <table:table-cell table:formula="of:=(0.659-[.M92]/[.N92]*(1-[.L92]/(2^[.O92]-1)))/0.00132-40" office:value-type="float" office:value="-35.0702035012885" calcext:value-type="float">
            <text:p>-35.0702035012885</text:p>
          </table:table-cell>
          <table:table-cell table:formula="of:=[.P91]-[.P92]" office:value-type="float" office:value="0.925679078171747" calcext:value-type="float">
            <text:p>0.925679078171747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319" calcext:value-type="float">
            <text:p>319</text:p>
          </table:table-cell>
          <table:table-cell table:number-columns-repeated="3"/>
          <table:table-cell office:value-type="float" office:value="488" calcext:value-type="float">
            <text:p>488</text:p>
          </table:table-cell>
          <table:table-cell table:formula="of:=[.M92]" office:value-type="float" office:value="5" calcext:value-type="float">
            <text:p>5</text:p>
          </table:table-cell>
          <table:table-cell table:formula="of:=[.N92]" office:value-type="float" office:value="4" calcext:value-type="float">
            <text:p>4</text:p>
          </table:table-cell>
          <table:table-cell table:formula="of:=[.O92]" office:value-type="float" office:value="10" calcext:value-type="float">
            <text:p>10</text:p>
          </table:table-cell>
          <table:table-cell table:formula="of:=(0.659-[.M93]/[.N93]*(1-[.L93]/(2^[.O93]-1)))/0.00132-40" office:value-type="float" office:value="-35.9958825794603" calcext:value-type="float">
            <text:p>-35.9958825794603</text:p>
          </table:table-cell>
          <table:table-cell table:formula="of:=[.P92]-[.P93]" office:value-type="float" office:value="0.925679078171747" calcext:value-type="float">
            <text:p>0.925679078171747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330" calcext:value-type="float">
            <text:p>330</text:p>
          </table:table-cell>
          <table:table-cell table:number-columns-repeated="3"/>
          <table:table-cell office:value-type="float" office:value="487" calcext:value-type="float">
            <text:p>487</text:p>
          </table:table-cell>
          <table:table-cell table:formula="of:=[.M93]" office:value-type="float" office:value="5" calcext:value-type="float">
            <text:p>5</text:p>
          </table:table-cell>
          <table:table-cell table:formula="of:=[.N93]" office:value-type="float" office:value="4" calcext:value-type="float">
            <text:p>4</text:p>
          </table:table-cell>
          <table:table-cell table:formula="of:=[.O93]" office:value-type="float" office:value="10" calcext:value-type="float">
            <text:p>10</text:p>
          </table:table-cell>
          <table:table-cell table:formula="of:=(0.659-[.M94]/[.N94]*(1-[.L94]/(2^[.O94]-1)))/0.00132-40" office:value-type="float" office:value="-36.921561657632" calcext:value-type="float">
            <text:p>-36.921561657632</text:p>
          </table:table-cell>
          <table:table-cell table:formula="of:=[.P93]-[.P94]" office:value-type="float" office:value="0.925679078171747" calcext:value-type="float">
            <text:p>0.925679078171747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486" calcext:value-type="float">
            <text:p>486</text:p>
          </table:table-cell>
          <table:table-cell table:formula="of:=[.M94]" office:value-type="float" office:value="5" calcext:value-type="float">
            <text:p>5</text:p>
          </table:table-cell>
          <table:table-cell table:formula="of:=[.N94]" office:value-type="float" office:value="4" calcext:value-type="float">
            <text:p>4</text:p>
          </table:table-cell>
          <table:table-cell table:formula="of:=[.O94]" office:value-type="float" office:value="10" calcext:value-type="float">
            <text:p>10</text:p>
          </table:table-cell>
          <table:table-cell table:formula="of:=(0.659-[.M95]/[.N95]*(1-[.L95]/(2^[.O95]-1)))/0.00132-40" office:value-type="float" office:value="-37.8472407358037" calcext:value-type="float">
            <text:p>-37.8472407358037</text:p>
          </table:table-cell>
          <table:table-cell table:formula="of:=[.P94]-[.P95]" office:value-type="float" office:value="0.925679078171747" calcext:value-type="float">
            <text:p>0.925679078171747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485" calcext:value-type="float">
            <text:p>485</text:p>
          </table:table-cell>
          <table:table-cell table:formula="of:=[.M95]" office:value-type="float" office:value="5" calcext:value-type="float">
            <text:p>5</text:p>
          </table:table-cell>
          <table:table-cell table:formula="of:=[.N95]" office:value-type="float" office:value="4" calcext:value-type="float">
            <text:p>4</text:p>
          </table:table-cell>
          <table:table-cell table:formula="of:=[.O95]" office:value-type="float" office:value="10" calcext:value-type="float">
            <text:p>10</text:p>
          </table:table-cell>
          <table:table-cell table:formula="of:=(0.659-[.M96]/[.N96]*(1-[.L96]/(2^[.O96]-1)))/0.00132-40" office:value-type="float" office:value="-38.7729198139755" calcext:value-type="float">
            <text:p>-38.7729198139755</text:p>
          </table:table-cell>
          <table:table-cell table:formula="of:=[.P95]-[.P96]" office:value-type="float" office:value="0.925679078171747" calcext:value-type="float">
            <text:p>0.925679078171747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484" calcext:value-type="float">
            <text:p>484</text:p>
          </table:table-cell>
          <table:table-cell table:formula="of:=[.M96]" office:value-type="float" office:value="5" calcext:value-type="float">
            <text:p>5</text:p>
          </table:table-cell>
          <table:table-cell table:formula="of:=[.N96]" office:value-type="float" office:value="4" calcext:value-type="float">
            <text:p>4</text:p>
          </table:table-cell>
          <table:table-cell table:formula="of:=[.O96]" office:value-type="float" office:value="10" calcext:value-type="float">
            <text:p>10</text:p>
          </table:table-cell>
          <table:table-cell table:formula="of:=(0.659-[.M97]/[.N97]*(1-[.L97]/(2^[.O97]-1)))/0.00132-40" office:value-type="float" office:value="-39.6985988921472" calcext:value-type="float">
            <text:p>-39.6985988921472</text:p>
          </table:table-cell>
          <table:table-cell table:formula="of:=[.P96]-[.P97]" office:value-type="float" office:value="0.92567907817174" calcext:value-type="float">
            <text:p>0.92567907817174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483" calcext:value-type="float">
            <text:p>483</text:p>
          </table:table-cell>
          <table:table-cell table:formula="of:=[.M97]" office:value-type="float" office:value="5" calcext:value-type="float">
            <text:p>5</text:p>
          </table:table-cell>
          <table:table-cell table:formula="of:=[.N97]" office:value-type="float" office:value="4" calcext:value-type="float">
            <text:p>4</text:p>
          </table:table-cell>
          <table:table-cell table:formula="of:=[.O97]" office:value-type="float" office:value="10" calcext:value-type="float">
            <text:p>10</text:p>
          </table:table-cell>
          <table:table-cell table:formula="of:=(0.659-[.M98]/[.N98]*(1-[.L98]/(2^[.O98]-1)))/0.00132-40" office:value-type="float" office:value="-40.624277970319" calcext:value-type="float">
            <text:p>-40.624277970319</text:p>
          </table:table-cell>
          <table:table-cell table:formula="of:=[.P97]-[.P98]" office:value-type="float" office:value="0.925679078171747" calcext:value-type="float">
            <text:p>0.925679078171747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482" calcext:value-type="float">
            <text:p>482</text:p>
          </table:table-cell>
          <table:table-cell table:formula="of:=[.M98]" office:value-type="float" office:value="5" calcext:value-type="float">
            <text:p>5</text:p>
          </table:table-cell>
          <table:table-cell table:formula="of:=[.N98]" office:value-type="float" office:value="4" calcext:value-type="float">
            <text:p>4</text:p>
          </table:table-cell>
          <table:table-cell table:formula="of:=[.O98]" office:value-type="float" office:value="10" calcext:value-type="float">
            <text:p>10</text:p>
          </table:table-cell>
          <table:table-cell table:formula="of:=(0.659-[.M99]/[.N99]*(1-[.L99]/(2^[.O99]-1)))/0.00132-40" office:value-type="float" office:value="-41.5499570484907" calcext:value-type="float">
            <text:p>-41.5499570484907</text:p>
          </table:table-cell>
          <table:table-cell table:formula="of:=[.P98]-[.P99]" office:value-type="float" office:value="0.925679078171747" calcext:value-type="float">
            <text:p>0.925679078171747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481" calcext:value-type="float">
            <text:p>481</text:p>
          </table:table-cell>
          <table:table-cell table:formula="of:=[.M99]" office:value-type="float" office:value="5" calcext:value-type="float">
            <text:p>5</text:p>
          </table:table-cell>
          <table:table-cell table:formula="of:=[.N99]" office:value-type="float" office:value="4" calcext:value-type="float">
            <text:p>4</text:p>
          </table:table-cell>
          <table:table-cell table:formula="of:=[.O99]" office:value-type="float" office:value="10" calcext:value-type="float">
            <text:p>10</text:p>
          </table:table-cell>
          <table:table-cell table:formula="of:=(0.659-[.M100]/[.N100]*(1-[.L100]/(2^[.O100]-1)))/0.00132-40" office:value-type="float" office:value="-42.4756361266625" calcext:value-type="float">
            <text:p>-42.4756361266625</text:p>
          </table:table-cell>
          <table:table-cell table:formula="of:=[.P99]-[.P100]" office:value-type="float" office:value="0.925679078171747" calcext:value-type="float">
            <text:p>0.925679078171747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480" calcext:value-type="float">
            <text:p>480</text:p>
          </table:table-cell>
          <table:table-cell table:formula="of:=[.M100]" office:value-type="float" office:value="5" calcext:value-type="float">
            <text:p>5</text:p>
          </table:table-cell>
          <table:table-cell table:formula="of:=[.N100]" office:value-type="float" office:value="4" calcext:value-type="float">
            <text:p>4</text:p>
          </table:table-cell>
          <table:table-cell table:formula="of:=[.O100]" office:value-type="float" office:value="10" calcext:value-type="float">
            <text:p>10</text:p>
          </table:table-cell>
          <table:table-cell table:formula="of:=(0.659-[.M101]/[.N101]*(1-[.L101]/(2^[.O101]-1)))/0.00132-40" office:value-type="float" office:value="-43.4013152048342" calcext:value-type="float">
            <text:p>-43.4013152048342</text:p>
          </table:table-cell>
          <table:table-cell table:formula="of:=[.P100]-[.P101]" office:value-type="float" office:value="0.925679078171747" calcext:value-type="float">
            <text:p>0.925679078171747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Sheet1.H54:Sheet1.H9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游ゴシック体" svg:font-family="游ゴシック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体" style:font-size-asian="10pt" style:language-asian="ja" style:country-asian="JP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7">0000/00/00</text:date>, <text:time style:data-style-name="N2" text:time-value="13:27:30.4236987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8-22T23:30:49.612739501</meta:creation-date>
    <dc:date>2022-08-27T15:52:01.253293463</dc:date>
    <meta:editing-duration>PT4H8M44S</meta:editing-duration>
    <meta:editing-cycles>7</meta:editing-cycles>
    <meta:generator>LibreOffice/7.3.2.2$MacOSX_AARCH64 LibreOffice_project/49f2b1bff42cfccbd8f788c8dc32c1c309559be0</meta:generator>
    <meta:document-statistic meta:table-count="1" meta:cell-count="827" meta:object-count="0"/>
  </office:meta>
</office:document-meta>
</file>